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6.244cm"/>
    </style:style>
    <style:style style:name="Tabela1.B" style:family="table-column">
      <style:table-column-properties style:column-width="10.769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11" style:family="table-row">
      <style:table-row-properties style:min-row-height="0.582cm"/>
    </style:style>
    <style:style style:name="Tabela3" style:family="table">
      <style:table-properties style:width="17cm" fo:break-before="page" table:align="margins"/>
    </style:style>
    <style:style style:name="Tabela3.A" style:family="table-column">
      <style:table-column-properties style:column-width="1.859cm" style:rel-column-width="7166*"/>
    </style:style>
    <style:style style:name="Tabela3.B" style:family="table-column">
      <style:table-column-properties style:column-width="5.683cm" style:rel-column-width="21908*"/>
    </style:style>
    <style:style style:name="Tabela3.C" style:family="table-column">
      <style:table-column-properties style:column-width="5.685cm" style:rel-column-width="21915*"/>
    </style:style>
    <style:style style:name="Tabela3.D" style:family="table-column">
      <style:table-column-properties style:column-width="3.773cm" style:rel-column-width="1454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line-height="120%" fo:text-align="justify" style:justify-single-word="false" fo:text-indent="0cm" style:auto-text-indent="false"/>
      <style:text-properties officeooo:paragraph-rsid="009b5671"/>
    </style:style>
    <style:style style:name="P2" style:family="paragraph" style:parent-style-name="Text_20_body">
      <style:paragraph-properties fo:margin-left="0cm" fo:margin-right="0cm" fo:line-height="120%" fo:text-align="justify" style:justify-single-word="false" fo:text-indent="0cm" style:auto-text-indent="false"/>
      <style:text-properties officeooo:paragraph-rsid="004e7d95"/>
    </style:style>
    <style:style style:name="P3" style:family="paragraph" style:parent-style-name="Text_20_body">
      <style:paragraph-properties fo:margin-left="0cm" fo:margin-right="0cm" fo:line-height="120%" fo:text-align="justify" style:justify-single-word="false" fo:text-indent="0cm" style:auto-text-indent="false"/>
      <style:text-properties officeooo:paragraph-rsid="00bee770"/>
    </style:style>
    <style:style style:name="P4" style:family="paragraph" style:parent-style-name="Text_20_body">
      <style:paragraph-properties fo:margin-left="0cm" fo:margin-right="0cm" fo:line-height="120%" fo:text-align="justify" style:justify-single-word="false" fo:text-indent="0cm" style:auto-text-indent="false"/>
      <style:text-properties officeooo:paragraph-rsid="00c0f705"/>
    </style:style>
    <style:style style:name="P5" style:family="paragraph" style:parent-style-name="Text_20_body">
      <style:paragraph-properties fo:margin-left="0cm" fo:margin-right="0cm" fo:line-height="120%" fo:text-align="justify" style:justify-single-word="false" fo:text-indent="0cm" style:auto-text-indent="false"/>
      <style:text-properties officeooo:paragraph-rsid="00c254da"/>
    </style:style>
    <style:style style:name="P6" style:family="paragraph" style:parent-style-name="Text_20_body">
      <style:paragraph-properties fo:margin-left="0cm" fo:margin-right="0cm" fo:line-height="120%" fo:text-align="justify" style:justify-single-word="false" fo:text-indent="0cm" style:auto-text-indent="false"/>
      <style:text-properties officeooo:paragraph-rsid="00e8a651"/>
    </style:style>
    <style:style style:name="P7" style:family="paragraph" style:parent-style-name="Text_20_body">
      <style:paragraph-properties fo:margin-left="0cm" fo:margin-right="0cm" fo:line-height="120%" fo:text-align="justify" style:justify-single-word="false" fo:text-indent="0cm" style:auto-text-indent="false"/>
      <style:text-properties officeooo:paragraph-rsid="00ea69ad"/>
    </style:style>
    <style:style style:name="P8" style:family="paragraph" style:parent-style-name="Text_20_body">
      <style:paragraph-properties fo:margin-left="0cm" fo:margin-right="0cm" fo:line-height="120%" fo:text-align="justify" style:justify-single-word="false" fo:text-indent="0cm" style:auto-text-indent="false"/>
      <style:text-properties officeooo:paragraph-rsid="00c34ae1"/>
    </style:style>
    <style:style style:name="P9" style:family="paragraph" style:parent-style-name="Text_20_body">
      <style:paragraph-properties fo:margin-left="0cm" fo:margin-right="0cm" fo:line-height="120%" fo:text-align="justify" style:justify-single-word="false" fo:text-indent="0cm" style:auto-text-indent="false"/>
      <style:text-properties officeooo:paragraph-rsid="00edc2c6"/>
    </style:style>
    <style:style style:name="P10" style:family="paragraph" style:parent-style-name="Text_20_body">
      <style:paragraph-properties fo:margin-left="0cm" fo:margin-right="0cm" fo:line-height="120%" fo:text-align="justify" style:justify-single-word="false" fo:text-indent="0cm" style:auto-text-indent="false"/>
      <style:text-properties fo:font-weight="normal" officeooo:rsid="002919a1" officeooo:paragraph-rsid="002ad5ec" style:font-weight-asian="normal" style:font-weight-complex="normal"/>
    </style:style>
    <style:style style:name="P11" style:family="paragraph" style:parent-style-name="Text_20_body">
      <style:paragraph-properties fo:margin-left="0cm" fo:margin-right="0cm" fo:line-height="120%" fo:text-align="justify" style:justify-single-word="false" fo:text-indent="0cm" style:auto-text-indent="false"/>
      <style:text-properties fo:font-weight="normal" officeooo:rsid="004a183f" officeooo:paragraph-rsid="004a183f" style:font-weight-asian="normal" style:font-weight-complex="normal"/>
    </style:style>
    <style:style style:name="P12" style:family="paragraph" style:parent-style-name="Text_20_body">
      <style:paragraph-properties fo:margin-left="0cm" fo:margin-right="0cm" fo:line-height="120%" fo:text-align="justify" style:justify-single-word="false" fo:text-indent="0cm" style:auto-text-indent="false"/>
      <style:text-properties fo:font-weight="normal" officeooo:rsid="00cbe4ad" officeooo:paragraph-rsid="00cbe4ad" style:font-weight-asian="normal" style:font-weight-complex="normal"/>
    </style:style>
    <style:style style:name="P13" style:family="paragraph" style:parent-style-name="Text_20_body">
      <style:paragraph-properties fo:margin-left="0cm" fo:margin-right="0cm" fo:line-height="120%" fo:text-align="justify" style:justify-single-word="false" fo:text-indent="0cm" style:auto-text-indent="false"/>
      <style:text-properties fo:font-weight="normal" officeooo:rsid="00de1f8d" officeooo:paragraph-rsid="00de1f8d" style:font-weight-asian="normal" style:font-weight-complex="normal"/>
    </style:style>
    <style:style style:name="P14" style:family="paragraph" style:parent-style-name="Text_20_body">
      <style:paragraph-properties fo:margin-left="0cm" fo:margin-right="0cm" fo:line-height="100%" fo:text-align="justify" style:justify-single-word="false" fo:text-indent="0cm" style:auto-text-indent="false"/>
      <style:text-properties fo:font-weight="normal" officeooo:rsid="00c88cca" officeooo:paragraph-rsid="00c88cca" style:font-weight-asian="normal" style:font-weight-complex="normal"/>
    </style:style>
    <style:style style:name="P15" style:family="paragraph" style:parent-style-name="Text_20_body">
      <style:paragraph-properties fo:margin-left="0cm" fo:margin-right="0cm" fo:line-height="100%" fo:text-align="justify" style:justify-single-word="false" fo:text-indent="0cm" style:auto-text-indent="false"/>
      <style:text-properties fo:font-weight="normal" officeooo:rsid="00e3201d" officeooo:paragraph-rsid="00e3201d" style:font-weight-asian="normal" style:font-weight-complex="normal"/>
    </style:style>
    <style:style style:name="P16"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c88cca" style:font-weight-asian="normal" style:font-weight-complex="normal"/>
    </style:style>
    <style:style style:name="P17"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989223" style:font-weight-asian="normal" style:font-weight-complex="normal"/>
    </style:style>
    <style:style style:name="P18" style:family="paragraph" style:parent-style-name="Text_20_body">
      <style:paragraph-properties fo:margin-left="0cm" fo:margin-right="0cm" fo:line-height="120%" fo:text-align="justify" style:justify-single-word="false" fo:text-indent="0cm" style:auto-text-indent="false"/>
      <style:text-properties fo:font-weight="normal" officeooo:rsid="00989223" officeooo:paragraph-rsid="00989223" style:font-weight-asian="normal" style:font-weight-complex="normal"/>
    </style:style>
    <style:style style:name="P19"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6e2447" style:font-weight-asian="normal" style:font-weight-complex="normal"/>
    </style:style>
    <style:style style:name="P20"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70dabd" style:font-weight-asian="normal" style:font-weight-complex="normal"/>
    </style:style>
    <style:style style:name="P21" style:family="paragraph" style:parent-style-name="Text_20_body">
      <style:paragraph-properties fo:margin-left="0cm" fo:margin-right="0cm" fo:line-height="120%" fo:text-align="justify" style:justify-single-word="false" fo:text-indent="0cm" style:auto-text-indent="false"/>
      <style:text-properties fo:font-weight="normal" officeooo:rsid="006e2447" officeooo:paragraph-rsid="006e2447" style:font-weight-asian="normal" style:font-weight-complex="normal"/>
    </style:style>
    <style:style style:name="P22" style:family="paragraph" style:parent-style-name="Text_20_body">
      <style:paragraph-properties fo:margin-left="0cm" fo:margin-right="0cm" fo:line-height="100%" fo:text-align="justify" style:justify-single-word="false" fo:text-indent="0cm" style:auto-text-indent="false"/>
      <style:text-properties fo:font-weight="normal" officeooo:rsid="00c9184e" officeooo:paragraph-rsid="00c9184e" style:font-weight-asian="normal" style:font-weight-complex="normal"/>
    </style:style>
    <style:style style:name="P23" style:family="paragraph" style:parent-style-name="Text_20_body">
      <style:paragraph-properties fo:margin-left="0cm" fo:margin-right="0cm" fo:line-height="100%" fo:text-align="justify" style:justify-single-word="false" fo:text-indent="0cm" style:auto-text-indent="false"/>
      <style:text-properties fo:font-weight="normal" officeooo:rsid="009b5671" officeooo:paragraph-rsid="009b5671" style:font-weight-asian="normal" style:font-weight-complex="normal"/>
    </style:style>
    <style:style style:name="P24"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c5d2" style:font-weight-asian="normal" style:font-weight-complex="normal"/>
    </style:style>
    <style:style style:name="P25" style:family="paragraph" style:parent-style-name="Text_20_body">
      <style:paragraph-properties fo:margin-left="0cm" fo:margin-right="0cm" fo:line-height="120%" fo:text-align="justify" style:justify-single-word="false" fo:text-indent="0cm" style:auto-text-indent="false"/>
      <style:text-properties fo:font-weight="normal" officeooo:rsid="00bc9350" officeooo:paragraph-rsid="00c34ae1" style:font-weight-asian="normal" style:font-weight-complex="normal"/>
    </style:style>
    <style:style style:name="P26" style:family="paragraph" style:parent-style-name="Text_20_body">
      <style:paragraph-properties fo:margin-left="0cm" fo:margin-right="0cm" fo:line-height="120%" fo:text-align="justify" style:justify-single-word="false" fo:text-indent="0cm" style:auto-text-indent="false"/>
      <style:text-properties fo:font-weight="normal" officeooo:rsid="00c6eca0" officeooo:paragraph-rsid="00c6eca0" style:font-weight-asian="normal" style:font-weight-complex="normal"/>
    </style:style>
    <style:style style:name="P27" style:family="paragraph" style:parent-style-name="Text_20_body">
      <style:paragraph-properties fo:margin-left="0cm" fo:margin-right="0cm" fo:line-height="120%" fo:text-align="justify" style:justify-single-word="false" fo:text-indent="0cm" style:auto-text-indent="false"/>
      <style:text-properties fo:font-weight="normal" officeooo:rsid="00522af8" officeooo:paragraph-rsid="00522af8" style:font-weight-asian="normal" style:font-weight-complex="normal"/>
    </style:style>
    <style:style style:name="P28" style:family="paragraph" style:parent-style-name="Text_20_body">
      <style:paragraph-properties fo:margin-left="0cm" fo:margin-right="0cm" fo:line-height="120%" fo:text-align="justify" style:justify-single-word="false" fo:text-indent="0cm" style:auto-text-indent="false"/>
      <style:text-properties fo:font-weight="normal" officeooo:rsid="00c0f705" officeooo:paragraph-rsid="00e80523" style:font-weight-asian="normal" style:font-weight-complex="normal"/>
    </style:style>
    <style:style style:name="P29" style:family="paragraph" style:parent-style-name="Text_20_body">
      <style:paragraph-properties fo:margin-left="0cm" fo:margin-right="0cm" fo:line-height="120%" fo:text-align="justify" style:justify-single-word="false" fo:text-indent="0cm" style:auto-text-indent="false"/>
      <style:text-properties fo:font-weight="normal" officeooo:rsid="005861bb" officeooo:paragraph-rsid="005861bb" style:font-weight-asian="normal" style:font-weight-complex="normal"/>
    </style:style>
    <style:style style:name="P30" style:family="paragraph" style:parent-style-name="Text_20_body">
      <style:paragraph-properties fo:margin-left="0cm" fo:margin-right="0cm" fo:line-height="120%" fo:text-align="justify" style:justify-single-word="false" fo:text-indent="0cm" style:auto-text-indent="false"/>
      <style:text-properties fo:font-weight="normal" officeooo:rsid="010ca271" officeooo:paragraph-rsid="01119c42" style:font-weight-asian="normal" style:font-weight-complex="normal"/>
    </style:style>
    <style:style style:name="P31" style:family="paragraph" style:parent-style-name="Text_20_body">
      <style:paragraph-properties fo:margin-left="0cm" fo:margin-right="0cm" fo:line-height="120%" fo:text-align="justify" style:justify-single-word="false" fo:text-indent="0cm" style:auto-text-indent="false"/>
      <style:text-properties fo:font-weight="normal" officeooo:rsid="01146c90" officeooo:paragraph-rsid="005861bb" style:font-weight-asian="normal" style:font-weight-complex="normal"/>
    </style:style>
    <style:style style:name="P32" style:family="paragraph" style:parent-style-name="Text_20_body">
      <style:paragraph-properties fo:margin-left="0cm" fo:margin-right="0cm" fo:line-height="120%" fo:text-align="justify" style:justify-single-word="false" fo:text-indent="0cm" style:auto-text-indent="false"/>
      <style:text-properties fo:font-weight="normal" officeooo:rsid="011d3788" officeooo:paragraph-rsid="011d3788" style:font-weight-asian="normal" style:font-weight-complex="normal"/>
    </style:style>
    <style:style style:name="P33" style:family="paragraph" style:parent-style-name="Text_20_body">
      <style:paragraph-properties fo:margin-left="0cm" fo:margin-right="0cm" fo:line-height="100%" fo:text-align="justify" style:justify-single-word="false" fo:text-indent="0cm" style:auto-text-indent="false"/>
      <style:text-properties fo:font-weight="normal" officeooo:rsid="0127b096" officeooo:paragraph-rsid="0127b096" style:font-weight-asian="normal" style:font-weight-complex="normal"/>
    </style:style>
    <style:style style:name="P34" style:family="paragraph" style:parent-style-name="Text_20_body">
      <style:paragraph-properties fo:margin-left="0cm" fo:margin-right="0cm" fo:line-height="120%" fo:text-align="justify" style:justify-single-word="false" fo:text-indent="0cm" style:auto-text-indent="false"/>
      <style:text-properties officeooo:rsid="0074a4fa" officeooo:paragraph-rsid="0074a4fa"/>
    </style:style>
    <style:style style:name="P35" style:family="paragraph" style:parent-style-name="Text_20_body">
      <style:paragraph-properties fo:margin-left="0cm" fo:margin-right="0cm" fo:line-height="120%" fo:text-align="justify" style:justify-single-word="false" fo:text-indent="0cm" style:auto-text-indent="false"/>
      <style:text-properties officeooo:rsid="0063af3d" officeooo:paragraph-rsid="00ee9ec7"/>
    </style:style>
    <style:style style:name="P36" style:family="paragraph" style:parent-style-name="Text_20_body">
      <style:paragraph-properties fo:margin-left="0cm" fo:margin-right="0cm" fo:line-height="120%" fo:text-align="justify" style:justify-single-word="false" fo:text-indent="0cm" style:auto-text-indent="false"/>
      <style:text-properties officeooo:rsid="00e8a651" officeooo:paragraph-rsid="00ee9ec7"/>
    </style:style>
    <style:style style:name="P37" style:family="paragraph" style:parent-style-name="Text_20_body">
      <style:paragraph-properties fo:margin-left="0cm" fo:margin-right="0cm" fo:line-height="120%" fo:text-align="justify" style:justify-single-word="false" fo:text-indent="0cm" style:auto-text-indent="false"/>
      <style:text-properties officeooo:rsid="00ea69ad" officeooo:paragraph-rsid="00ea69ad"/>
    </style:style>
    <style:style style:name="P38" style:family="paragraph" style:parent-style-name="Text_20_body">
      <style:paragraph-properties fo:margin-left="0cm" fo:margin-right="0cm" fo:line-height="120%" fo:text-align="justify" style:justify-single-word="false" fo:text-indent="0cm" style:auto-text-indent="false"/>
      <style:text-properties officeooo:rsid="0073e481" officeooo:paragraph-rsid="0073e481"/>
    </style:style>
    <style:style style:name="P39" style:family="paragraph" style:parent-style-name="Text_20_body">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40"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fo:background-color="transparent"/>
    </style:style>
    <style:style style:name="P41" style:family="paragraph" style:parent-style-name="Text_20_body">
      <style:paragraph-properties fo:margin-left="0cm" fo:margin-right="0cm" fo:line-height="120%" fo:text-align="justify" style:justify-single-word="false" fo:text-indent="0cm" style:auto-text-indent="false"/>
      <style:text-properties fo:font-weight="bold" officeooo:rsid="009ed474" officeooo:paragraph-rsid="00c254da" style:font-weight-asian="bold" style:font-weight-complex="bold"/>
    </style:style>
    <style:style style:name="P42" style:family="paragraph" style:parent-style-name="Text_20_body">
      <style:paragraph-properties fo:margin-left="0cm" fo:margin-right="0cm" fo:line-height="120%" fo:text-align="justify" style:justify-single-word="false" fo:text-indent="0cm" style:auto-text-indent="false"/>
      <style:text-properties fo:font-weight="bold" officeooo:rsid="00c6eca0" officeooo:paragraph-rsid="00c6eca0" style:font-weight-asian="bold" style:font-weight-complex="bold"/>
    </style:style>
    <style:style style:name="P43" style:family="paragraph" style:parent-style-name="Text_20_body">
      <style:paragraph-properties fo:margin-left="0cm" fo:margin-right="0cm" fo:line-height="120%" fo:text-align="justify" style:justify-single-word="false" fo:text-indent="0cm" style:auto-text-indent="false"/>
      <style:text-properties officeooo:rsid="0081adf0" officeooo:paragraph-rsid="00bee770"/>
    </style:style>
    <style:style style:name="P44" style:family="paragraph" style:parent-style-name="Text_20_body">
      <style:paragraph-properties fo:margin-left="0cm" fo:margin-right="0cm" fo:line-height="120%" fo:text-align="justify" style:justify-single-word="false" fo:text-indent="0cm" style:auto-text-indent="false"/>
      <style:text-properties officeooo:rsid="005daa23" officeooo:paragraph-rsid="00bee770"/>
    </style:style>
    <style:style style:name="P45" style:family="paragraph" style:parent-style-name="Text_20_body">
      <style:paragraph-properties fo:margin-left="0cm" fo:margin-right="0cm" fo:line-height="120%" fo:text-align="justify" style:justify-single-word="false" fo:text-indent="0cm" style:auto-text-indent="false"/>
      <style:text-properties officeooo:rsid="00644a2e" officeooo:paragraph-rsid="00c34ae1"/>
    </style:style>
    <style:style style:name="P46" style:family="paragraph" style:parent-style-name="Text_20_body">
      <style:paragraph-properties fo:margin-left="0cm" fo:margin-right="0cm" fo:line-height="120%" fo:text-align="justify" style:justify-single-word="false" fo:text-indent="0cm" style:auto-text-indent="false"/>
      <style:text-properties officeooo:rsid="00a36cd2" officeooo:paragraph-rsid="00a36cd2"/>
    </style:style>
    <style:style style:name="P47" style:family="paragraph" style:parent-style-name="Text_20_body">
      <style:paragraph-properties fo:margin-left="0cm" fo:margin-right="0cm" fo:line-height="120%" fo:text-align="justify" style:justify-single-word="false" fo:text-indent="0cm" style:auto-text-indent="false"/>
      <style:text-properties officeooo:rsid="00f22409" officeooo:paragraph-rsid="00f22409"/>
    </style:style>
    <style:style style:name="P48" style:family="paragraph" style:parent-style-name="Text_20_body">
      <style:paragraph-properties fo:margin-left="0cm" fo:margin-right="0cm" fo:line-height="120%" fo:text-align="justify" style:justify-single-word="false" fo:text-indent="0cm" style:auto-text-indent="false"/>
      <style:text-properties officeooo:rsid="00f31bcb" officeooo:paragraph-rsid="00f31bcb"/>
    </style:style>
    <style:style style:name="P49" style:family="paragraph" style:parent-style-name="Text_20_body">
      <style:paragraph-properties fo:margin-left="0cm" fo:margin-right="0cm" fo:line-height="120%" fo:text-align="justify" style:justify-single-word="false" fo:text-indent="0cm" style:auto-text-indent="false"/>
      <style:text-properties officeooo:rsid="00c254da" officeooo:paragraph-rsid="00e8a651"/>
    </style:style>
    <style:style style:name="P50" style:family="paragraph" style:parent-style-name="Text_20_body">
      <style:paragraph-properties fo:margin-left="0cm" fo:margin-right="0cm" fo:line-height="120%" fo:text-align="justify" style:justify-single-word="false" fo:text-indent="0cm" style:auto-text-indent="false"/>
      <style:text-properties officeooo:rsid="00f42621" officeooo:paragraph-rsid="00f42621"/>
    </style:style>
    <style:style style:name="P51"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style:style>
    <style:style style:name="P52" style:family="paragraph" style:parent-style-name="Text_20_body">
      <style:paragraph-properties fo:margin-left="0cm" fo:margin-right="0cm" fo:line-height="120%" fo:text-align="justify" style:justify-single-word="false" fo:text-indent="0cm" style:auto-text-indent="false"/>
      <style:text-properties officeooo:rsid="0101c45d" officeooo:paragraph-rsid="0101c45d"/>
    </style:style>
    <style:style style:name="P53" style:family="paragraph" style:parent-style-name="Text_20_body">
      <style:paragraph-properties fo:margin-left="0cm" fo:margin-right="0cm" fo:line-height="120%" fo:text-align="justify" style:justify-single-word="false" fo:text-indent="0cm" style:auto-text-indent="false"/>
      <style:text-properties officeooo:rsid="012b0dff" officeooo:paragraph-rsid="012b0dff"/>
    </style:style>
    <style:style style:name="P54" style:family="paragraph" style:parent-style-name="Text_20_body">
      <style:paragraph-properties fo:margin-left="0cm" fo:margin-right="0cm" fo:line-height="120%" fo:text-align="justify" style:justify-single-word="false" fo:text-indent="0cm" style:auto-text-indent="false"/>
      <style:text-properties officeooo:rsid="00a0d69d" officeooo:paragraph-rsid="00c34ae1"/>
    </style:style>
    <style:style style:name="P55" style:family="paragraph" style:parent-style-name="Text_20_body">
      <style:paragraph-properties fo:margin-left="0cm" fo:margin-right="0cm" fo:line-height="120%" fo:text-align="justify" style:justify-single-word="false" fo:text-indent="0cm" style:auto-text-indent="false"/>
      <style:text-properties officeooo:rsid="012cfe19" officeooo:paragraph-rsid="012cfe19"/>
    </style:style>
    <style:style style:name="P56"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519c86" style:font-weight-asian="normal" style:font-weight-complex="normal"/>
    </style:style>
    <style:style style:name="P57"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332441" style:font-weight-asian="normal" style:font-weight-complex="normal" style:text-scale="95%"/>
    </style:style>
    <style:style style:name="P58" style:family="paragraph" style:parent-style-name="Standard">
      <style:paragraph-properties fo:margin-left="0cm" fo:margin-right="0cm" fo:line-height="120%" fo:text-align="justify" style:justify-single-word="false" fo:text-indent="0cm" style:auto-text-indent="false"/>
      <style:text-properties style:font-name="Courier New" fo:font-size="9.5pt" fo:font-weight="normal" officeooo:rsid="0129879e" officeooo:paragraph-rsid="0129879e" style:font-size-asian="9.5pt" style:font-weight-asian="normal" style:font-size-complex="9.5pt" style:font-weight-complex="normal"/>
    </style:style>
    <style:style style:name="P59" style:family="paragraph" style:parent-style-name="Standard">
      <style:paragraph-properties fo:margin-left="0cm" fo:margin-right="0cm" fo:line-height="120%" fo:text-align="justify" style:justify-single-word="false" fo:text-indent="0cm" style:auto-text-indent="false"/>
      <style:text-properties officeooo:rsid="0004e39b" officeooo:paragraph-rsid="012d50a2"/>
    </style:style>
    <style:style style:name="P60" style:family="paragraph" style:parent-style-name="Heading">
      <style:paragraph-properties fo:margin-left="0cm" fo:margin-right="0cm" fo:line-height="120%" fo:text-align="justify" style:justify-single-word="false" fo:text-indent="0cm" style:auto-text-indent="false"/>
      <style:text-properties officeooo:rsid="00f22409" officeooo:paragraph-rsid="00f22409"/>
    </style:style>
    <style:style style:name="P61" style:family="paragraph" style:parent-style-name="Heading">
      <style:paragraph-properties fo:margin-left="0cm" fo:margin-right="0cm" fo:line-height="120%" fo:text-align="justify" style:justify-single-word="false" fo:text-indent="0cm" style:auto-text-indent="false"/>
      <style:text-properties officeooo:rsid="00f31bcb" officeooo:paragraph-rsid="00f31bcb"/>
    </style:style>
    <style:style style:name="P62" style:family="paragraph" style:parent-style-name="Heading">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63" style:family="paragraph" style:parent-style-name="Heading">
      <style:paragraph-properties fo:margin-left="0cm" fo:margin-right="0cm" fo:line-height="120%" fo:text-align="justify" style:justify-single-word="false" fo:text-indent="0cm" style:auto-text-indent="false"/>
      <style:text-properties officeooo:rsid="00f42621" officeooo:paragraph-rsid="0101c45d"/>
    </style:style>
    <style:style style:name="P64" style:family="paragraph" style:parent-style-name="Heading">
      <style:paragraph-properties fo:margin-left="0cm" fo:margin-right="0cm" fo:line-height="120%" fo:text-align="justify" style:justify-single-word="false" fo:text-indent="0cm" style:auto-text-indent="false"/>
      <style:text-properties officeooo:rsid="0101c45d" officeooo:paragraph-rsid="0101c45d"/>
    </style:style>
    <style:style style:name="P65" style:family="paragraph" style:parent-style-name="Heading">
      <style:paragraph-properties fo:margin-left="0cm" fo:margin-right="0cm" fo:line-height="120%" fo:text-align="justify" style:justify-single-word="false" fo:text-indent="0cm" style:auto-text-indent="false"/>
      <style:text-properties officeooo:rsid="0101c45d" officeooo:paragraph-rsid="0129c453"/>
    </style:style>
    <style:style style:name="P66" style:family="paragraph" style:parent-style-name="Heading">
      <style:paragraph-properties fo:margin-left="0cm" fo:margin-right="0cm" fo:line-height="120%" fo:text-align="justify" style:justify-single-word="false" fo:text-indent="0cm" style:auto-text-indent="false"/>
      <style:text-properties officeooo:rsid="00a0d69d" officeooo:paragraph-rsid="012cfe19"/>
    </style:style>
    <style:style style:name="P67" style:family="paragraph" style:parent-style-name="Standard">
      <style:paragraph-properties fo:margin-left="0cm" fo:margin-right="0cm" fo:line-height="120%" fo:text-align="justify" style:justify-single-word="false" fo:text-indent="0cm" style:auto-text-indent="false" fo:break-before="page"/>
      <style:text-properties style:font-name="Courier New" fo:font-size="9.5pt" fo:font-weight="normal" officeooo:rsid="0129879e" officeooo:paragraph-rsid="0129879e" style:font-size-asian="9.5pt" style:font-weight-asian="normal" style:font-size-complex="9.5pt" style:font-weight-complex="normal"/>
    </style:style>
    <style:style style:name="P68" style:family="paragraph" style:parent-style-name="Heading">
      <style:paragraph-properties fo:text-align="justify" style:justify-single-word="false"/>
      <style:text-properties officeooo:rsid="00e4ca16" officeooo:paragraph-rsid="00e635c7"/>
    </style:style>
    <style:style style:name="P69" style:family="paragraph" style:parent-style-name="Heading">
      <style:paragraph-properties fo:text-align="justify" style:justify-single-word="false"/>
      <style:text-properties officeooo:rsid="0063af3d"/>
    </style:style>
    <style:style style:name="P70" style:family="paragraph" style:parent-style-name="Heading">
      <style:paragraph-properties fo:text-align="justify" style:justify-single-word="false"/>
    </style:style>
    <style:style style:name="P71" style:family="paragraph" style:parent-style-name="Heading">
      <style:paragraph-properties fo:text-align="justify" style:justify-single-word="false"/>
      <style:text-properties officeooo:paragraph-rsid="00e8a651"/>
    </style:style>
    <style:style style:name="P72" style:family="paragraph" style:parent-style-name="Heading">
      <style:paragraph-properties fo:text-align="justify" style:justify-single-word="false"/>
      <style:text-properties officeooo:paragraph-rsid="00ea69ad"/>
    </style:style>
    <style:style style:name="P73" style:family="paragraph" style:parent-style-name="Heading">
      <style:paragraph-properties fo:text-align="justify" style:justify-single-word="false"/>
      <style:text-properties officeooo:paragraph-rsid="00ee9ec7"/>
    </style:style>
    <style:style style:name="P74" style:family="paragraph" style:parent-style-name="Heading">
      <style:paragraph-properties fo:text-align="justify" style:justify-single-word="false"/>
      <style:text-properties fo:font-weight="normal" officeooo:rsid="00e4ca16" officeooo:paragraph-rsid="00e4ca16" style:font-weight-asian="normal" style:font-weight-complex="normal"/>
    </style:style>
    <style:style style:name="P75" style:family="paragraph" style:parent-style-name="Heading">
      <style:paragraph-properties fo:text-align="justify" style:justify-single-word="false"/>
      <style:text-properties fo:font-weight="normal" officeooo:rsid="00e6a408" officeooo:paragraph-rsid="00e6a408" style:font-weight-asian="normal" style:font-weight-complex="normal"/>
    </style:style>
    <style:style style:name="P76" style:family="paragraph" style:parent-style-name="Heading">
      <style:paragraph-properties fo:text-align="justify" style:justify-single-word="false"/>
      <style:text-properties fo:font-weight="normal" style:font-weight-asian="normal" style:font-weight-complex="normal"/>
    </style:style>
    <style:style style:name="P77" style:family="paragraph" style:parent-style-name="Table_20_Contents">
      <style:paragraph-properties fo:text-align="justify" style:justify-single-word="false"/>
      <style:text-properties fo:font-weight="bold" officeooo:rsid="00a36cd2" officeooo:paragraph-rsid="00a36cd2" style:font-weight-asian="bold" style:font-weight-complex="bold"/>
    </style:style>
    <style:style style:name="P78" style:family="paragraph" style:parent-style-name="Table_20_Contents">
      <style:paragraph-properties fo:text-align="justify" style:justify-single-word="false"/>
      <style:text-properties officeooo:rsid="00a36cd2" officeooo:paragraph-rsid="00a36cd2"/>
    </style:style>
    <style:style style:name="P79" style:family="paragraph" style:parent-style-name="Table_20_Contents">
      <style:paragraph-properties fo:text-align="justify" style:justify-single-word="false"/>
      <style:text-properties officeooo:rsid="00a6e1bc" officeooo:paragraph-rsid="00a6e1bc" fo:background-color="transparent"/>
    </style:style>
    <style:style style:name="P80" style:family="paragraph" style:parent-style-name="Table_20_Contents">
      <style:paragraph-properties fo:text-align="justify" style:justify-single-word="false"/>
      <style:text-properties officeooo:rsid="00a4545a" officeooo:paragraph-rsid="00a4545a"/>
    </style:style>
    <style:style style:name="P81" style:family="paragraph" style:parent-style-name="Table_20_Contents">
      <style:paragraph-properties fo:text-align="justify" style:justify-single-word="false"/>
      <style:text-properties officeooo:rsid="00a3a99b" officeooo:paragraph-rsid="00a3a99b"/>
    </style:style>
    <style:style style:name="P82" style:family="paragraph" style:parent-style-name="Table_20_Contents">
      <style:paragraph-properties fo:text-align="justify" style:justify-single-word="false"/>
      <style:text-properties officeooo:rsid="00a6f0a5" officeooo:paragraph-rsid="00a6f0a5"/>
    </style:style>
    <style:style style:name="P83" style:family="paragraph" style:parent-style-name="Table_20_Contents">
      <style:paragraph-properties fo:text-align="justify" style:justify-single-word="false"/>
      <style:text-properties officeooo:rsid="00a93aa5" officeooo:paragraph-rsid="00a93aa5"/>
    </style:style>
    <style:style style:name="P84" style:family="paragraph" style:parent-style-name="Table_20_Contents">
      <style:paragraph-properties fo:text-align="justify" style:justify-single-word="false"/>
      <style:text-properties officeooo:rsid="00ab8e9f" officeooo:paragraph-rsid="00ab8e9f"/>
    </style:style>
    <style:style style:name="P85" style:family="paragraph" style:parent-style-name="Table_20_Contents">
      <style:paragraph-properties fo:text-align="justify" style:justify-single-word="false"/>
      <style:text-properties officeooo:rsid="00aaabb1" officeooo:paragraph-rsid="00aaabb1"/>
    </style:style>
    <style:style style:name="P86" style:family="paragraph" style:parent-style-name="Table_20_Contents">
      <style:paragraph-properties fo:text-align="justify" style:justify-single-word="false"/>
      <style:text-properties officeooo:rsid="00a5fce5" officeooo:paragraph-rsid="00a5fce5"/>
    </style:style>
    <style:style style:name="P87" style:family="paragraph" style:parent-style-name="Table_20_Contents">
      <style:paragraph-properties fo:text-align="justify" style:justify-single-word="false"/>
      <style:text-properties officeooo:rsid="00f59546" officeooo:paragraph-rsid="00f59546"/>
    </style:style>
    <style:style style:name="P88" style:family="paragraph" style:parent-style-name="Table_20_Contents">
      <style:paragraph-properties fo:text-align="justify" style:justify-single-word="false"/>
      <style:text-properties officeooo:rsid="0104fa6c" officeooo:paragraph-rsid="0104fa6c"/>
    </style:style>
    <style:style style:name="P89" style:family="paragraph" style:parent-style-name="Table_20_Contents">
      <style:paragraph-properties fo:text-align="justify" style:justify-single-word="false"/>
      <style:text-properties officeooo:rsid="01052d4d" officeooo:paragraph-rsid="01052d4d"/>
    </style:style>
    <style:style style:name="P90" style:family="paragraph" style:parent-style-name="Table_20_Contents">
      <style:paragraph-properties fo:text-align="justify" style:justify-single-word="false"/>
      <style:text-properties officeooo:rsid="01070bc5" officeooo:paragraph-rsid="01070bc5"/>
    </style:style>
    <style:style style:name="P91" style:family="paragraph" style:parent-style-name="Table_20_Contents">
      <style:paragraph-properties fo:text-align="justify" style:justify-single-word="false"/>
      <style:text-properties officeooo:rsid="01084700" officeooo:paragraph-rsid="01084700"/>
    </style:style>
    <style:style style:name="P92" style:family="paragraph" style:parent-style-name="Table_20_Contents">
      <style:paragraph-properties fo:text-align="justify" style:justify-single-word="false"/>
      <style:text-properties officeooo:rsid="010a18ee" officeooo:paragraph-rsid="010a18ee"/>
    </style:style>
    <style:style style:name="P93" style:family="paragraph" style:parent-style-name="Table_20_Contents">
      <style:paragraph-properties fo:text-align="justify" style:justify-single-word="false"/>
      <style:text-properties officeooo:rsid="010afb3d" officeooo:paragraph-rsid="010afb3d"/>
    </style:style>
    <style:style style:name="P94" style:family="paragraph" style:parent-style-name="Table_20_Contents">
      <style:paragraph-properties fo:text-align="justify" style:justify-single-word="false"/>
      <style:text-properties officeooo:rsid="01119c42" officeooo:paragraph-rsid="01119c42"/>
    </style:style>
    <style:style style:name="P95" style:family="paragraph" style:parent-style-name="Table_20_Contents">
      <style:paragraph-properties fo:text-align="justify" style:justify-single-word="false"/>
      <style:text-properties officeooo:rsid="0114de45" officeooo:paragraph-rsid="0114de45"/>
    </style:style>
    <style:style style:name="P96" style:family="paragraph" style:parent-style-name="Table_20_Contents">
      <style:paragraph-properties fo:text-align="justify" style:justify-single-word="false"/>
      <style:text-properties officeooo:rsid="0118aa9a" officeooo:paragraph-rsid="0118aa9a"/>
    </style:style>
    <style:style style:name="P97" style:family="paragraph" style:parent-style-name="Table_20_Contents">
      <style:paragraph-properties fo:text-align="justify" style:justify-single-word="false"/>
      <style:text-properties officeooo:rsid="0118aa9a" officeooo:paragraph-rsid="0114de45"/>
    </style:style>
    <style:style style:name="P98" style:family="paragraph" style:parent-style-name="Table_20_Contents">
      <style:paragraph-properties fo:text-align="justify" style:justify-single-word="false"/>
      <style:text-properties officeooo:rsid="011a70f9" officeooo:paragraph-rsid="011a70f9"/>
    </style:style>
    <style:style style:name="P99" style:family="paragraph" style:parent-style-name="Table_20_Contents">
      <style:paragraph-properties fo:text-align="justify" style:justify-single-word="false"/>
      <style:text-properties officeooo:rsid="011ed3ed" officeooo:paragraph-rsid="011ed3ed"/>
    </style:style>
    <style:style style:name="P100" style:family="paragraph" style:parent-style-name="Table_20_Contents">
      <style:paragraph-properties fo:text-align="justify" style:justify-single-word="false"/>
      <style:text-properties officeooo:rsid="0129c453" officeooo:paragraph-rsid="0129c453"/>
    </style:style>
    <style:style style:name="P101" style:family="paragraph" style:parent-style-name="Text_20_body">
      <style:paragraph-properties fo:text-align="justify" style:justify-single-word="false"/>
      <style:text-properties officeooo:rsid="00e635c7" officeooo:paragraph-rsid="00e6a408"/>
    </style:style>
    <style:style style:name="P102" style:family="paragraph" style:parent-style-name="Text_20_body">
      <style:paragraph-properties fo:text-align="justify" style:justify-single-word="false"/>
      <style:text-properties officeooo:rsid="00e6a408" officeooo:paragraph-rsid="00e6a408"/>
    </style:style>
    <style:style style:name="P103" style:family="paragraph" style:parent-style-name="Text_20_body">
      <style:paragraph-properties fo:text-align="justify" style:justify-single-word="false"/>
      <style:text-properties officeooo:paragraph-rsid="00e6a408"/>
    </style:style>
    <style:style style:name="P104" style:family="paragraph" style:parent-style-name="Text_20_body">
      <style:paragraph-properties fo:text-align="justify" style:justify-single-word="false"/>
      <style:text-properties fo:font-weight="normal" officeooo:rsid="00e4ca16" officeooo:paragraph-rsid="00e6a408" style:font-weight-asian="normal" style:font-weight-complex="normal"/>
    </style:style>
    <style:style style:name="P105" style:family="paragraph" style:parent-style-name="Text_20_body">
      <style:paragraph-properties fo:text-align="justify" style:justify-single-word="false"/>
      <style:text-properties fo:font-weight="normal" officeooo:rsid="00e635c7" officeooo:paragraph-rsid="00e6a408" style:font-weight-asian="normal" style:font-weight-complex="normal"/>
    </style:style>
    <style:style style:name="P106" style:family="paragraph" style:parent-style-name="Text_20_body">
      <style:paragraph-properties fo:text-align="justify" style:justify-single-word="false"/>
      <style:text-properties fo:font-weight="normal" officeooo:rsid="00e6a408" officeooo:paragraph-rsid="00e6a408" style:font-weight-asian="normal" style:font-weight-complex="normal"/>
    </style:style>
    <style:style style:name="P107" style:family="paragraph" style:parent-style-name="Standard">
      <style:text-properties officeooo:rsid="0001955f" officeooo:paragraph-rsid="012d50a2"/>
    </style:style>
    <style:style style:name="P108" style:family="paragraph" style:parent-style-name="Standard">
      <style:text-properties officeooo:rsid="00030d47" officeooo:paragraph-rsid="012d50a2"/>
    </style:style>
    <style:style style:name="P109" style:family="paragraph" style:parent-style-name="Heading_20_1" style:list-style-name=""/>
    <style:style style:name="P110" style:family="paragraph" style:parent-style-name="Heading_20_1">
      <style:paragraph-properties fo:margin-left="0cm" fo:margin-right="0cm" fo:line-height="120%" fo:text-align="justify" style:justify-single-word="false" fo:text-indent="0cm" style:auto-text-indent="false"/>
    </style:style>
    <style:style style:name="P111" style:family="paragraph" style:parent-style-name="Heading_20_1" style:list-style-name="">
      <style:paragraph-properties fo:margin-left="0cm" fo:margin-right="0cm" fo:line-height="120%" fo:text-align="justify" style:justify-single-word="false" fo:text-indent="0cm" style:auto-text-indent="false"/>
    </style:style>
    <style:style style:name="P112" style:family="paragraph" style:parent-style-name="Heading_20_1" style:list-style-name="">
      <style:paragraph-properties fo:margin-left="0cm" fo:margin-right="0cm" fo:line-height="120%" fo:text-align="justify" style:justify-single-word="false" fo:text-indent="0cm" style:auto-text-indent="false"/>
      <style:text-properties officeooo:rsid="0087753f" officeooo:paragraph-rsid="0087753f"/>
    </style:style>
    <style:style style:name="P113" style:family="paragraph" style:parent-style-name="Heading_20_1">
      <style:paragraph-properties fo:margin-left="0cm" fo:margin-right="0cm" fo:line-height="120%" fo:text-align="justify" style:justify-single-word="false" fo:text-indent="0cm" style:auto-text-indent="false"/>
      <style:text-properties officeooo:rsid="00a36cd2" officeooo:paragraph-rsid="00a36cd2"/>
    </style:style>
    <style:style style:name="P114" style:family="paragraph" style:parent-style-name="Heading_20_1">
      <style:paragraph-properties fo:margin-left="0cm" fo:margin-right="0cm" fo:line-height="120%" fo:text-align="justify" style:justify-single-word="false" fo:text-indent="0cm" style:auto-text-indent="false" fo:break-before="page"/>
    </style:style>
    <style:style style:name="P115" style:family="paragraph" style:parent-style-name="Heading_20_1">
      <style:paragraph-properties fo:margin-left="0cm" fo:margin-right="0cm" fo:line-height="120%" fo:text-align="justify" style:justify-single-word="false" fo:text-indent="0cm" style:auto-text-indent="false" fo:break-before="page"/>
      <style:text-properties officeooo:rsid="0087753f" officeooo:paragraph-rsid="0087753f"/>
    </style:style>
    <style:style style:name="P116" style:family="paragraph" style:parent-style-name="Heading_20_1">
      <style:paragraph-properties fo:margin-left="0cm" fo:margin-right="0cm" fo:line-height="120%" fo:text-align="justify" style:justify-single-word="false" fo:text-indent="0cm" style:auto-text-indent="false" fo:break-before="page"/>
      <style:text-properties officeooo:rsid="00f7d858" officeooo:paragraph-rsid="00f7d858" fo:background-color="transparent"/>
    </style:style>
    <style:style style:name="P117" style:family="paragraph" style:parent-style-name="Heading_20_1">
      <style:paragraph-properties fo:break-before="page"/>
    </style:style>
    <style:style style:name="P118" style:family="paragraph" style:parent-style-name="Heading">
      <style:paragraph-properties fo:text-align="justify" style:justify-single-word="false"/>
      <style:text-properties officeooo:rsid="012efe99" officeooo:paragraph-rsid="012efe99"/>
    </style:style>
    <style:style style:name="P119" style:family="paragraph" style:parent-style-name="Heading_20_2">
      <style:paragraph-properties fo:margin-left="0cm" fo:margin-right="0cm" fo:line-height="120%" fo:text-align="justify" style:justify-single-word="false" fo:text-indent="0cm" style:auto-text-indent="false"/>
    </style:style>
    <style:style style:name="P120" style:family="paragraph" style:parent-style-name="Heading_20_2" style:list-style-name="">
      <style:paragraph-properties fo:margin-left="0cm" fo:margin-right="0cm" fo:line-height="120%" fo:text-align="justify" style:justify-single-word="false" fo:text-indent="0cm" style:auto-text-indent="false"/>
      <style:text-properties fo:font-weight="bold" style:font-weight-asian="bold" style:font-weight-complex="bold"/>
    </style:style>
    <style:style style:name="P121" style:family="paragraph" style:parent-style-name="Heading_20_2">
      <style:paragraph-properties fo:margin-left="0cm" fo:margin-right="0cm" fo:line-height="120%" fo:text-align="justify" style:justify-single-word="false" fo:text-indent="0cm" style:auto-text-indent="false" fo:break-before="page"/>
      <style:text-properties fo:font-weight="bold" style:font-weight-asian="bold" style:font-weight-complex="bold"/>
    </style:style>
    <style:style style:name="P122" style:family="paragraph" style:parent-style-name="Title" style:master-page-name="Standard">
      <style:paragraph-properties fo:margin-left="0cm" fo:margin-right="0cm" fo:line-height="120%" fo:text-align="center" style:justify-single-word="false" fo:text-indent="0cm" style:auto-text-indent="false" style:page-number="auto"/>
      <style:text-properties officeooo:paragraph-rsid="006e2447"/>
    </style:style>
    <style:style style:name="P123" style:family="paragraph" style:parent-style-name="Heading_20_3">
      <style:paragraph-properties fo:text-align="justify" style:justify-single-word="false"/>
      <style:text-properties fo:font-weight="normal" style:font-weight-asian="normal" style:font-weight-complex="normal"/>
    </style:style>
    <style:style style:name="P124" style:family="paragraph" style:parent-style-name="Text_20_body">
      <style:paragraph-properties fo:text-align="justify" style:justify-single-word="false"/>
      <style:text-properties officeooo:rsid="012efe99" officeooo:paragraph-rsid="012efe99"/>
    </style:style>
    <style:style style:name="P125" style:family="paragraph" style:parent-style-name="Text_20_body">
      <style:text-properties officeooo:rsid="012efe99" officeooo:paragraph-rsid="012efe99"/>
    </style:style>
    <style:style style:name="P126"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5671" style:font-weight-asian="normal" style:font-weight-complex="normal"/>
    </style:style>
    <style:style style:name="P127" style:family="paragraph" style:parent-style-name="Text_20_body">
      <style:paragraph-properties fo:margin-left="0cm" fo:margin-right="0cm" fo:line-height="120%" fo:text-align="justify" style:justify-single-word="false" fo:text-indent="0cm" style:auto-text-indent="false"/>
      <style:text-properties fo:font-weight="normal" officeooo:rsid="012efe99" officeooo:paragraph-rsid="012efe99" style:font-weight-asian="normal" style:font-weight-complex="normal"/>
    </style:style>
    <style:style style:name="T1" style:family="text">
      <style:text-properties officeooo:rsid="002ad5ec"/>
    </style:style>
    <style:style style:name="T2" style:family="text">
      <style:text-properties officeooo:rsid="002c6185"/>
    </style:style>
    <style:style style:name="T3" style:family="text">
      <style:text-properties officeooo:rsid="002c8fa9"/>
    </style:style>
    <style:style style:name="T4" style:family="text">
      <style:text-properties officeooo:rsid="002e5f09"/>
    </style:style>
    <style:style style:name="T5" style:family="text">
      <style:text-properties officeooo:rsid="00327756"/>
    </style:style>
    <style:style style:name="T6" style:family="text">
      <style:text-properties fo:font-weight="normal" style:font-weight-asian="normal" style:font-weight-complex="normal"/>
    </style:style>
    <style:style style:name="T7" style:family="text">
      <style:text-properties fo:font-weight="normal" officeooo:rsid="00908838" style:font-weight-asian="normal" style:font-weight-complex="normal"/>
    </style:style>
    <style:style style:name="T8" style:family="text">
      <style:text-properties fo:font-weight="normal" officeooo:rsid="00a0537a" style:font-weight-asian="normal" style:font-weight-complex="normal"/>
    </style:style>
    <style:style style:name="T9" style:family="text">
      <style:text-properties fo:font-weight="normal" officeooo:rsid="00a0d69d" style:font-weight-asian="normal" style:font-weight-complex="normal"/>
    </style:style>
    <style:style style:name="T10" style:family="text">
      <style:text-properties fo:font-weight="normal" officeooo:rsid="007cf252" style:font-weight-asian="normal" style:font-weight-complex="normal"/>
    </style:style>
    <style:style style:name="T11" style:family="text">
      <style:text-properties fo:font-weight="normal" officeooo:rsid="00e4ca16" style:font-weight-asian="normal" style:font-weight-complex="normal"/>
    </style:style>
    <style:style style:name="T12" style:family="text">
      <style:text-properties fo:font-weight="normal" officeooo:rsid="00e635c7" style:font-weight-asian="normal" style:font-weight-complex="normal"/>
    </style:style>
    <style:style style:name="T13" style:family="text">
      <style:text-properties fo:font-weight="normal" officeooo:rsid="00e6a408" style:font-weight-asian="normal" style:font-weight-complex="normal"/>
    </style:style>
    <style:style style:name="T14" style:family="text">
      <style:text-properties fo:font-weight="normal" officeooo:rsid="00e80523" style:font-weight-asian="normal" style:font-weight-complex="normal"/>
    </style:style>
    <style:style style:name="T15" style:family="text">
      <style:text-properties fo:font-weight="normal" officeooo:rsid="0129c453"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868de4" style:font-weight-asian="bold" style:font-weight-complex="bold"/>
    </style:style>
    <style:style style:name="T18" style:family="text">
      <style:text-properties fo:font-weight="bold" officeooo:rsid="0087753f" style:font-weight-asian="bold" style:font-weight-complex="bold"/>
    </style:style>
    <style:style style:name="T19" style:family="text">
      <style:text-properties fo:font-weight="bold" officeooo:rsid="00a0537a" style:font-weight-asian="bold" style:font-weight-complex="bold"/>
    </style:style>
    <style:style style:name="T20" style:family="text">
      <style:text-properties fo:font-weight="bold" officeooo:rsid="00be29f9" style:font-weight-asian="bold" style:font-weight-complex="bold"/>
    </style:style>
    <style:style style:name="T21" style:family="text">
      <style:text-properties fo:font-weight="bold" officeooo:rsid="00bee770" style:font-weight-asian="bold" style:font-weight-complex="bold"/>
    </style:style>
    <style:style style:name="T22" style:family="text">
      <style:text-properties fo:font-weight="bold" officeooo:rsid="00c0f705" style:font-weight-asian="bold" style:font-weight-complex="bold"/>
    </style:style>
    <style:style style:name="T23" style:family="text">
      <style:text-properties fo:font-weight="bold" officeooo:rsid="00c254da" style:font-weight-asian="bold" style:font-weight-complex="bold"/>
    </style:style>
    <style:style style:name="T24" style:family="text">
      <style:text-properties fo:font-weight="bold" officeooo:rsid="00cd9565" style:font-weight-asian="bold" style:font-weight-complex="bold"/>
    </style:style>
    <style:style style:name="T25" style:family="text">
      <style:text-properties fo:font-weight="bold" officeooo:rsid="00e6a408" style:font-weight-asian="bold" style:font-weight-complex="bold"/>
    </style:style>
    <style:style style:name="T26" style:family="text">
      <style:text-properties fo:font-weight="bold" officeooo:rsid="00edc2c6" style:font-weight-asian="bold" style:font-weight-complex="bold"/>
    </style:style>
    <style:style style:name="T27" style:family="text">
      <style:text-properties officeooo:rsid="00415ac4"/>
    </style:style>
    <style:style style:name="T28" style:family="text">
      <style:text-properties officeooo:rsid="004e7d95"/>
    </style:style>
    <style:style style:name="T29" style:family="text">
      <style:text-properties officeooo:rsid="005cb868"/>
    </style:style>
    <style:style style:name="T30" style:family="text">
      <style:text-properties fo:background-color="transparent" loext:char-shading-value="0"/>
    </style:style>
    <style:style style:name="T31" style:family="text">
      <style:text-properties officeooo:rsid="005daa23"/>
    </style:style>
    <style:style style:name="T32" style:family="text">
      <style:text-properties officeooo:rsid="00600a12"/>
    </style:style>
    <style:style style:name="T33" style:family="text">
      <style:text-properties officeooo:rsid="0063af3d"/>
    </style:style>
    <style:style style:name="T34" style:family="text">
      <style:text-properties officeooo:rsid="00644a2e"/>
    </style:style>
    <style:style style:name="T35" style:family="text">
      <style:text-properties officeooo:rsid="006e2447"/>
    </style:style>
    <style:style style:name="T36" style:family="text">
      <style:text-properties officeooo:rsid="006fb7ce"/>
    </style:style>
    <style:style style:name="T37" style:family="text">
      <style:text-properties officeooo:rsid="0070dabd"/>
    </style:style>
    <style:style style:name="T38" style:family="text">
      <style:text-properties officeooo:rsid="0071ee30"/>
    </style:style>
    <style:style style:name="T39" style:family="text">
      <style:text-properties officeooo:rsid="00784c10"/>
    </style:style>
    <style:style style:name="T40" style:family="text">
      <style:text-properties officeooo:rsid="00788129"/>
    </style:style>
    <style:style style:name="T41" style:family="text">
      <style:text-properties officeooo:rsid="007cf252"/>
    </style:style>
    <style:style style:name="T42" style:family="text">
      <style:text-properties officeooo:rsid="0080726c"/>
    </style:style>
    <style:style style:name="T43" style:family="text">
      <style:text-properties officeooo:rsid="0081adf0"/>
    </style:style>
    <style:style style:name="T44" style:family="text">
      <style:text-properties officeooo:rsid="00854574"/>
    </style:style>
    <style:style style:name="T45" style:family="text">
      <style:text-properties officeooo:rsid="0085a47e"/>
    </style:style>
    <style:style style:name="T46" style:family="text">
      <style:text-properties officeooo:rsid="00868de4"/>
    </style:style>
    <style:style style:name="T47" style:family="text">
      <style:text-properties officeooo:rsid="00877491"/>
    </style:style>
    <style:style style:name="T48" style:family="text">
      <style:text-properties officeooo:rsid="0087753f"/>
    </style:style>
    <style:style style:name="T49" style:family="text">
      <style:text-properties officeooo:rsid="00908838"/>
    </style:style>
    <style:style style:name="T50" style:family="text">
      <style:text-properties officeooo:rsid="009b5671"/>
    </style:style>
    <style:style style:name="T51" style:family="text">
      <style:text-properties officeooo:rsid="0073e481"/>
    </style:style>
    <style:style style:name="T52" style:family="text">
      <style:text-properties officeooo:rsid="009bc5d2"/>
    </style:style>
    <style:style style:name="T53" style:family="text">
      <style:text-properties officeooo:rsid="009d794c"/>
    </style:style>
    <style:style style:name="T54" style:family="text">
      <style:text-properties fo:font-style="italic" officeooo:rsid="005daa23" style:font-style-asian="italic" style:font-style-complex="italic"/>
    </style:style>
    <style:style style:name="T55" style:family="text">
      <style:text-properties fo:font-style="italic" officeooo:rsid="009faca7" style:font-style-asian="italic" style:font-style-complex="italic"/>
    </style:style>
    <style:style style:name="T56" style:family="text">
      <style:text-properties fo:font-style="normal" officeooo:rsid="009faca7" style:font-style-asian="normal" style:font-style-complex="normal"/>
    </style:style>
    <style:style style:name="T57" style:family="text">
      <style:text-properties officeooo:rsid="00a8c914"/>
    </style:style>
    <style:style style:name="T58" style:family="text">
      <style:text-properties officeooo:rsid="00b6dda8"/>
    </style:style>
    <style:style style:name="T59" style:family="text">
      <style:text-properties officeooo:rsid="00ba0de3"/>
    </style:style>
    <style:style style:name="T60" style:family="text">
      <style:text-properties officeooo:rsid="00a24642"/>
    </style:style>
    <style:style style:name="T61" style:family="text">
      <style:text-properties officeooo:rsid="00bee770"/>
    </style:style>
    <style:style style:name="T62" style:family="text">
      <style:text-properties officeooo:rsid="00c0f705"/>
    </style:style>
    <style:style style:name="T63" style:family="text">
      <style:text-properties officeooo:rsid="00c254da"/>
    </style:style>
    <style:style style:name="T64" style:family="text">
      <style:text-properties officeooo:rsid="00b4ecae"/>
    </style:style>
    <style:style style:name="T65" style:family="text">
      <style:text-properties officeooo:rsid="00c34ae1"/>
    </style:style>
    <style:style style:name="T66" style:family="text">
      <style:text-properties officeooo:rsid="00c88cca"/>
    </style:style>
    <style:style style:name="T67" style:family="text">
      <style:text-properties officeooo:rsid="00cbe4ad"/>
    </style:style>
    <style:style style:name="T68" style:family="text">
      <style:text-properties officeooo:rsid="00cd9565"/>
    </style:style>
    <style:style style:name="T69" style:family="text">
      <style:text-properties officeooo:rsid="00cdd588"/>
    </style:style>
    <style:style style:name="T70" style:family="text">
      <style:text-properties officeooo:rsid="00cef6d0"/>
    </style:style>
    <style:style style:name="T71" style:family="text">
      <style:text-properties officeooo:rsid="00de1f8d"/>
    </style:style>
    <style:style style:name="T72" style:family="text">
      <style:text-properties officeooo:rsid="00df1f68"/>
    </style:style>
    <style:style style:name="T73" style:family="text">
      <style:text-properties officeooo:rsid="00e3201d"/>
    </style:style>
    <style:style style:name="T74" style:family="text">
      <style:text-properties officeooo:rsid="00e49a01"/>
    </style:style>
    <style:style style:name="T75" style:family="text">
      <style:text-properties officeooo:rsid="00e8a651"/>
    </style:style>
    <style:style style:name="T76" style:family="text">
      <style:text-properties officeooo:rsid="00ea69ad"/>
    </style:style>
    <style:style style:name="T77" style:family="text">
      <style:text-properties officeooo:rsid="00ebd1ce"/>
    </style:style>
    <style:style style:name="T78" style:family="text">
      <style:text-properties officeooo:rsid="00edc2c6"/>
    </style:style>
    <style:style style:name="T79" style:family="text">
      <style:text-properties officeooo:rsid="00f31bcb"/>
    </style:style>
    <style:style style:name="T80" style:family="text">
      <style:text-properties officeooo:rsid="00f59546"/>
    </style:style>
    <style:style style:name="T81" style:family="text">
      <style:text-properties officeooo:rsid="0103a63c"/>
    </style:style>
    <style:style style:name="T82" style:family="text">
      <style:text-properties officeooo:rsid="01119c42"/>
    </style:style>
    <style:style style:name="T83" style:family="text">
      <style:text-properties officeooo:rsid="011ed3ed"/>
    </style:style>
    <style:style style:name="T84" style:family="text">
      <style:text-properties officeooo:rsid="01228933"/>
    </style:style>
    <style:style style:name="T85" style:family="text">
      <style:text-properties officeooo:rsid="01228a93"/>
    </style:style>
    <style:style style:name="T86" style:family="text">
      <style:text-properties officeooo:rsid="012453b1"/>
    </style:style>
    <style:style style:name="T87" style:family="text">
      <style:text-properties officeooo:rsid="0127b096"/>
    </style:style>
    <style:style style:name="T88" style:family="text">
      <style:text-properties officeooo:rsid="01298446"/>
    </style:style>
    <style:style style:name="T89" style:family="text">
      <style:text-properties officeooo:rsid="0129c453"/>
    </style:style>
    <style:style style:name="T90" style:family="text">
      <style:text-properties officeooo:rsid="012cfe19"/>
    </style:style>
    <style:style style:name="T91" style:family="text">
      <style:text-properties officeooo:rsid="00030d47"/>
    </style:style>
    <style:style style:name="T92" style:family="text">
      <style:text-properties officeooo:rsid="0004e39b"/>
    </style:style>
    <style:style style:name="T93" style:family="text">
      <style:text-properties officeooo:rsid="012d50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Rodent <text:span text:style-name="T87">III UCI</text:span></text:p>
      <text:h text:style-name="P110" text:outline-level="1">Introduction</text:h>
      <text:p text:style-name="P38"/>
      <text:p text:style-name="P1"><text:span text:style-name="T51">There are different kinds of chess engines. Some are programmed for strength. Komodo by Mark Lefer, Larry Kaufman and late Don Dailey has been able to beat human grandmasters giving them material odds. Some, like Stockfish, merge the oursuit of strength with adherence to software engineering principles. Some are programmed to prove a research hypothesis. Giraffe by Matthew Lai plays strong chess using neural networks for evaluation and highly unusual search algorithm. Some are programmed for style, like legendary Chess System Tal by </text:span><text:span text:style-name="Strong_20_Emphasis"><text:span text:style-name="T6">Chris Whittington</text:span></text:span><text:span text:style-name="T51">.</text:span></text:p>
      <text:p text:style-name="P34">Rodent I<text:span text:style-name="T87">I</text:span>I has been programmed <text:span text:style-name="T48">for tunability</text:span>. You can turn it into a crazy attacker, an old-fashioned positional player, <text:span text:style-name="T40">or </text:span>a sparring partner for Your kids. Its tuning options are both intuitive and relevant from the chess point of view, <text:span text:style-name="T39">making it a perfect free replacement of commercial programs. </text:span></text:p>
      <text:h text:style-name="P110" text:outline-level="1">Facts and numbers</text:h>
      <text:p text:style-name="P19"/>
      <text:p text:style-name="P19">Rodent <text:span text:style-name="T35">III </text:span>is a<text:span text:style-name="T38">n open source</text:span> chess engine<text:span text:style-name="T35"> by Pawel Koziol, licensed <text:s/>under GPL 3.0. It is based on a much weaker engine Sungorus 1.4 by Pablo Vazquez (</text:span><text:a xlink:type="simple" xlink:href="https://sites.google.com/site/sungorus/)nder" text:style-name="Internet_20_link" text:visited-style-name="Visited_20_Internet_20_Link"><text:span text:style-name="T35">https://sites.google.com/site/sungorus/)</text:span></text:a><text:span text:style-name="T35">. This makes it a derivative work. </text:span></text:p>
      <text:p text:style-name="P21">Rodent <text:span text:style-name="T37">III</text:span> is just a chess engine, so in order to enjoy it you will need a graphical user interface (GUI). <text:span text:style-name="T36">Some of possible choices are: Winboard, Arena, </text:span><text:a xlink:type="simple" xlink:href="http://www.triplehappy.com/" text:style-name="Internet_20_link" text:visited-style-name="Visited_20_Internet_20_Link"><text:span text:style-name="T36">TarraschGUI</text:span></text:a><text:span text:style-name="T36">, ChessGUI. If You are using another GUI, You should be fine as long as it understands UCI protocol (which is usually the case, since top engines like Stockfish and Komodo use it).</text:span></text:p>
      <text:p text:style-name="P20"><text:span text:style-name="T38">Rodent's strength probably exceeds 2920 Elo on the </text:span><text:a xlink:type="simple" xlink:href="http://www.computerchess.org.uk/ccrl/4040/" text:style-name="Internet_20_link" text:visited-style-name="Visited_20_Internet_20_Link"><text:span text:style-name="T38">CCRL</text:span></text:a><text:span text:style-name="T38"> scale. This should allow the engine to hover slightly above the 50th place on CCRL and CEGT rating lists. You can conclude that Rodent III is a decent engine, albeit far from the top dogs or from aspiring engines like Fizbo or ICE.</text:span></text:p>
      <text:h text:style-name="P111" text:outline-level="1"/>
      <text:h text:style-name="P114" text:outline-level="1">Origin<text:span text:style-name="T50">s</text:span></text:h>
      <text:p text:style-name="P19"><text:span text:style-name="T38">Rodent III is a derivative of much weaker, yet very cleanly written engine Sungorus by Pablo Vazquez (</text:span><text:a xlink:type="simple" xlink:href="https://sites.google.com/site/sungorus/" text:style-name="Internet_20_link" text:visited-style-name="Visited_20_Internet_20_Link"><text:span text:style-name="T38">https://sites.google.com/site/sungorus/</text:span></text:a><text:span text:style-name="T38">). Its concise and logical code served as a base to add further enhancements.</text:span></text:p>
      <text:p text:style-name="P18">Throughout the developement cycle, a lot of knowledge from other open-source programs has been added. These inspirations include <text:span text:style-name="T69">(in alphabetic order)</text:span>:</text:p>
      <text:p text:style-name="P18"/>
      <text:p text:style-name="P22"><text:span text:style-name="T16">Andscacs </text:span>– penalty for bishops that cannot reach enemy half of the board</text:p>
      <text:p text:style-name="P22"><text:span text:style-name="T16">Crafty</text:span> – material imbalance table</text:p>
      <text:p text:style-name="P16"><text:span text:style-name="T16">DiscoCheck</text:span> – evaluation of hanging pieces <text:span text:style-name="T74">(extended also to defended pieces with smaller weights)</text:span>.</text:p>
      <text:p text:style-name="P17"><text:span text:style-name="T16">Fruit</text:span> (via Toga log user manual) – many evaluation weights, including piece square tables <text:span text:style-name="T73">(PstStyle = 1 / "classic") and mobility values (MobilityStyle = 1 / "linear")</text:span>. Fruit values served as reasonable first guesses and some of them were subsequently retuned.</text:p>
      <text:p text:style-name="P17"><text:span text:style-name="T16">Gambit Fruit</text:span> – king tropism weights.</text:p>
      <text:p text:style-name="P15"><text:span text:style-name="T16">Hakapeliitta</text:span> – basis for piece square tables ( PstStyle = 0 / "quirky" is symmetric and tweaked version of Hakapeliitta tables)</text:p>
      <text:p text:style-name="P23"><text:span text:style-name="T16">Senpai</text:span> – <text:span text:style-name="T66">implementation of</text:span> aspiration windows <text:span text:style-name="T52">and late move pruning</text:span></text:p>
      <text:p text:style-name="P16"><text:span text:style-name="T16">Stockfish</text:span> – late move reduction depths, the way of initializing king safety table.</text:p>
      <text:p text:style-name="P33"><text:span text:style-name="T16">Texel</text:span> – pawn island evaluation</text:p>
      <text:p text:style-name="P14"><text:span text:style-name="T16">Toga II 3.0</text:span> – razoring implementation <text:span text:style-name="T81">and forwardness evaluation (in Toga II it is called "space")</text:span>.</text:p>
      <text:p text:style-name="P126"/>
      <text:h text:style-name="P109" text:outline-level="1"/>
      <text:h text:style-name="P117" text:outline-level="1">Contributors</text:h>
      <text:p text:style-name="Text_20_body"/>
      <text:p text:style-name="P125">These people helped to improve Rodent</text:p>
      <text:p text:style-name="Text_20_body"/>
      <text:p text:style-name="P127"><text:span text:style-name="T16">Jim Ablett </text:span>supplied Android compiles in the past</text:p>
      <text:p text:style-name="P127"><text:span text:style-name="T16">Graham Banks</text:span> made a funny, cartoon-like logo</text:p>
      <text:p text:style-name="P127"><text:span text:style-name="T16">Matthew R. Brades</text:span>, <text:span text:style-name="T16">Denis Mendoz</text:span>a and <text:span text:style-name="T16">Martin Sedlak</text:span> supplied Linux compiles of some 1.x versions</text:p>
      <text:p text:style-name="P127"><text:span text:style-name="T16">Lucas Braesch</text:span> prompted me repeteadly to maintain Linux compatibility</text:p>
      <text:p text:style-name="P127"><text:span text:style-name="T16">Dann Corbit</text:span> has sent a patch allowing to use popcount intrinsics and fast 64-bit compiles, pointed some bugs.</text:p>
      <text:p text:style-name="P127"><text:span text:style-name="T16">Jon Dart</text:span> supplied a Linux patch of some bitboard functions</text:p>
      <text:p text:style-name="P127"><text:span text:style-name="T16">Kestutis Gasaitis</text:span> made a thorough code inspection of 0.xx versions, spotting bugs and suggesting improvements.</text:p>
      <text:p text:style-name="P127"><text:span text:style-name="T16">Raimar Goldschmidt</text:span> supplied several bugfixes and created personality testing framework</text:p>
      <text:p text:style-name="P127"><text:span text:style-name="T16">Dave Kaye</text:span> prepared Rodent II to be compiled under Linux</text:p>
      <text:p text:style-name="P127"><text:span text:style-name="T16">Denis Mendoza</text:span> created a logo featuring Speedy Gonzales</text:p>
      <text:p text:style-name="P127"><text:span text:style-name="T16">Ferdinand Mosca</text:span> created very funny KingHunter personality</text:p>
      <text:p text:style-name="P127"><text:span text:style-name="T16">Brendan J. Norman</text:span> created Henny and Remy personalities and reviewed Rodent on his blog</text:p>
      <text:p text:style-name="P127"><text:span text:style-name="T16">Frank Quasinsky </text:span>tested Rodent II for FCP rating list</text:p>
      <text:p text:style-name="P127"><text:span text:style-name="T16">Roman T. Sovanyan</text:span> created Rodent Risky branch, and his contribution has been accepted</text:p>
      <text:p text:style-name="P127"><text:span text:style-name="T16">Pablo Vazquez</text:span> has kindly allowed me to use the codebase of Sungorus to start this project </text:p>
      <text:p text:style-name="P127"/>
      <text:h text:style-name="Heading_20_1" text:outline-level="1">Notes about recent release</text:h>
      <text:p text:style-name="P127"/>
      <text:p text:style-name="P24">Rodent I<text:span text:style-name="T87">I</text:span>I is a complete rewrite. <text:span text:style-name="T87">It has been rather draining to do it relatively soon after a rewrite of Rodent II, but unfortunately I failed several times trying to add multicore support to that codebase.</text:span></text:p>
      <text:h text:style-name="P112" text:outline-level="1"/>
      <text:h text:style-name="P115" text:outline-level="1">basic.ini</text:h>
      <text:p text:style-name="P11"><text:span text:style-name="T53">As it has been stated before, </text:span>Rodent allows its users to modify several options influencing its playing style. <text:span text:style-name="T1">The way of accessing all of them may seem a little clumsy. It is a result of an attempt to have the best of both worlds: instantly accessible predefined styles for a casual user and a possibility to tweak the engine for those who like it.</text:span></text:p>
      <text:p text:style-name="P10"><text:span text:style-name="T2">The choice between these scenarios must be made in</text:span> <text:span text:style-name="T18">basic</text:span><text:span text:style-name="T16">.ini</text:span> file. <text:span text:style-name="T5">That file</text:span> does not initialize the engine <text:span text:style-name="T5">itself</text:span>, but drastically changes the way how it talks to the GUI. There are t<text:span text:style-name="T88">wo</text:span> setups: "<text:span text:style-name="T20">HIDE</text:span><text:span text:style-name="T17">_OPTIONS</text:span>" <text:span text:style-name="T88">and</text:span> "<text:span text:style-name="T20">SHOW</text:span><text:span text:style-name="T17">_OPTIONS</text:span>". The first lets the user play with predefined personalities, the second – to set them manually <text:span text:style-name="T3">via UCI options</text:span>.</text:p>
      <text:p text:style-name="P12">The <text:span text:style-name="T71">second</text:span> choice made in basic.ini relates to HIDE_OPTIONS mode only. The string "<text:span text:style-name="T16">PERSONALITY_BOOKS</text:span>" means that opening books are read from personality files. This works fine under Windows, but under Linux you must actually type correct paths to opening books in the personality files. <text:span text:style-name="T68">The string "</text:span><text:span text:style-name="T24">GENERAL_BOOKS</text:span><text:span text:style-name="T68">", on the other hand, allows to set opening book independently and orders the engine to ignore book settings from personality file.</text:span></text:p>
      <text:p text:style-name="P13">The third choice is between "<text:span text:style-name="T16">ELO_SLIDER</text:span>" and "<text:span text:style-name="T16">NPS_BLUR</text:span>". If <text:s/>ELO_SLIDER setting is in effect, user gets the chance to set engine's Elo via standard UCI_Elo option. If he opts for NPS_BLUR, he gets two independent parameters – nodes per second limit and the pseudo-random value added to evaluation function output. The first setting is more intuitive to use, the second one gives more liberty to the user <text:span text:style-name="T72">(see hilarious "Drunk" personality with full tactical strength and hopelessly twisted evauation).</text:span></text:p>
      <text:p text:style-name="P10"/>
      <text:h text:style-name="P110" text:outline-level="1">UCI options for "<text:span text:style-name="T46">HIDE_OPTIONS</text:span>" mode</text:h>
      <text:p text:style-name="P57"><text:span text:style-name="T4">I</text:span>n "<text:span text:style-name="T47">HIDE_OPTIONS</text:span>" mode <text:span text:style-name="T47">R</text:span>odent is initialized by <text:span text:style-name="T46">a personality file, which</text:span> use<text:span text:style-name="T70">s</text:span> the same syntax as UCI parser. <text:span text:style-name="T84">Personality files</text:span> can invoke the other <text:span text:style-name="T48">(which may be useful if You want to change just one or two parameters)</text:span>. <text:span text:style-name="T60">Options will be described in the section "UCI options in SHOW_OPTIONS mode" below. A sample personality will be shown on the next page.</text:span></text:p>
      <text:p text:style-name="P56"/>
      <text:p text:style-name="P58"/>
      <text:p text:style-name="P67">; Marshall personality for Rodent III chess engine</text:p>
      <text:p text:style-name="P58">; by Pawel Koziol</text:p>
      <text:p text:style-name="P58">; hommage to Frank Marshall (1877-1944)</text:p>
      <text:p text:style-name="P58">; very high attack, very high mobility, sacrificial, likes knights</text:p>
      <text:p text:style-name="P58"/>
      <text:p text:style-name="P58">setoption name Strength value 2737</text:p>
      <text:p text:style-name="P58">setoption name PawnValue value 100</text:p>
      <text:p text:style-name="P58">setoption name KnightValue value 335</text:p>
      <text:p text:style-name="P58">setoption name BishopValue value 335</text:p>
      <text:p text:style-name="P58">setoption name RookValue value 500</text:p>
      <text:p text:style-name="P58">setoption name QueenValue value 1000</text:p>
      <text:p text:style-name="P58">setoption name KeepPawn value 0</text:p>
      <text:p text:style-name="P58">setoption name KeepKnight value 0</text:p>
      <text:p text:style-name="P58">setoption name KeepBishop value 0</text:p>
      <text:p text:style-name="P58">setoption name KeepRook value 0</text:p>
      <text:p text:style-name="P58">setoption name KeepQueen value 0</text:p>
      <text:p text:style-name="P58">setoption name BishopPair value 50</text:p>
      <text:p text:style-name="P58">setoption name KnightPair value -10</text:p>
      <text:p text:style-name="P58">setoption name ExchangeImbalance value 25</text:p>
      <text:p text:style-name="P58">setoption name KnightLikesClosed value 6</text:p>
      <text:p text:style-name="P58">setoption name RookLikesOpen value 3</text:p>
      <text:p text:style-name="P58">setoption name Material value 90</text:p>
      <text:p text:style-name="P58">setoption name OwnAttack value 150</text:p>
      <text:p text:style-name="P58">setoption name OppAttack value 100</text:p>
      <text:p text:style-name="P58">setoption name OwnMobility value 150</text:p>
      <text:p text:style-name="P58">setoption name OppMobility value 100</text:p>
      <text:p text:style-name="P58">setoption name KingTropism value 25</text:p>
      <text:p text:style-name="P58">setoption name PiecePlacement value 100</text:p>
      <text:p text:style-name="P58">setoption name PiecePressure value 100</text:p>
      <text:p text:style-name="P58">setoption name PassedPawns value 100</text:p>
      <text:p text:style-name="P58">setoption name PawnStructure value 90</text:p>
      <text:p text:style-name="P58">setoption name Lines value 100</text:p>
      <text:p text:style-name="P58">setoption name Outposts value 100</text:p>
      <text:p text:style-name="P58">setoption name Fianchetto value 0</text:p>
      <text:p text:style-name="P58">setoption name PawnShield value 100</text:p>
      <text:p text:style-name="P58">setoption name PawnStorm value 100</text:p>
      <text:p text:style-name="P58">setoption name Forwardness value 100</text:p>
      <text:p text:style-name="P58">setoption name DoubledPawnMg value -12</text:p>
      <text:p text:style-name="P58">setoption name DoubledPawnEg value -24</text:p>
      <text:p text:style-name="P58">setoption name IsolatedPawnMg value -10</text:p>
      <text:p text:style-name="P58">setoption name IsolatedPawnEg value -20</text:p>
      <text:p text:style-name="P58">setoption name IsolatedOnOpenMg value -10</text:p>
      <text:p text:style-name="P58">setoption name BackwardPawnMg value -8</text:p>
      <text:p text:style-name="P58">setoption name BackwardPawnEg value -10</text:p>
      <text:p text:style-name="P58">setoption name BackwardOnOpenMg value -8</text:p>
      <text:p text:style-name="P58">setoption name PstStyle value 1</text:p>
      <text:p text:style-name="P58">setoption name MobilityStyle value 0</text:p>
      <text:p text:style-name="P58">setoption name NpsLimit value 0</text:p>
      <text:p text:style-name="P58">setoption name EvalBlur value 0</text:p>
      <text:p text:style-name="P58">setoption name Contempt value 0</text:p>
      <text:p text:style-name="P58">setoption name SearchSkill value 10</text:p>
      <text:p text:style-name="P58">setoption name SlowMover value 100</text:p>
      <text:p text:style-name="P58">setoption name Selectivity value 175</text:p>
      <text:p text:style-name="P58">setoption name BookFilter value 20</text:p>
      <text:p text:style-name="P58">setoption name GuideBookFile value books/players/marshall.bin</text:p>
      <text:p text:style-name="P58">setoption name MainBookFile value books/hist/_pre30.bin</text:p>
      <text:h text:style-name="P116" text:outline-level="1">Available personalities</text:h>
      <text:p text:style-name="P40">Depending on the Rodent II distribution, You will obtain a set of personalities – predefined playing styles, often together with tailormade opening books. That is where Rodent's powerful and expressive option set really shines. For user's convenience, personalities are grouped in folders. Again, not every distribution package will contain all the folders. Broad outline of what to expect is shown below.</text:p>
      <text:p text:style-name="P40"/>
      <text:p text:style-name="P51"><text:span text:style-name="T6">Personalities from the folder "</text:span><text:span text:style-name="T16">famous</text:span><text:span text:style-name="T6">" try to reenact the famous players.</text:span></text:p>
      <text:p text:style-name="P51"><text:span text:style-name="T6">"</text:span><text:span text:style-name="T16">masters</text:span><text:span text:style-name="T6">" are accomplished players in 2</text:span><text:span text:style-name="T15">0</text:span><text:span text:style-name="T6">00-2</text:span><text:span text:style-name="T15">3</text:span><text:span text:style-name="T6">00 range.</text:span></text:p>
      <text:p text:style-name="P51"><text:span text:style-name="T6">"</text:span><text:span text:style-name="T16">league</text:span><text:span text:style-name="T6">" contains players in 1</text:span><text:span text:style-name="T15">7</text:span><text:span text:style-name="T6">00-2</text:span><text:span text:style-name="T15">0</text:span><text:span text:style-name="T6">00 Elo range, often with certain quirks.</text:span></text:p>
      <text:p text:style-name="P51"><text:span text:style-name="T6">"</text:span><text:span text:style-name="T16">club</text:span><text:span text:style-name="T6">" players are meant to be in 1</text:span><text:span text:style-name="T15">4</text:span><text:span text:style-name="T6">00-1</text:span><text:span text:style-name="T15">7</text:span><text:span text:style-name="T6">00 Elo range.</text:span></text:p>
      <text:p text:style-name="P51"><text:span text:style-name="T6">"</text:span><text:span text:style-name="T16">school</text:span><text:span text:style-name="T6">" players are probably 1</text:span><text:span text:style-name="T15">20</text:span><text:span text:style-name="T6">0-1</text:span><text:span text:style-name="T15">4</text:span><text:span text:style-name="T6">00 Elo and they are prone to tactical mistakes.</text:span></text:p>
      <text:p text:style-name="P51"><text:span text:style-name="T6">"</text:span><text:span text:style-name="T16">kids</text:span><text:span text:style-name="T6">" folder packs even weaker players.</text:span></text:p>
      <text:p text:style-name="P51"><text:span text:style-name="T6">"</text:span><text:span text:style-name="T16">fun</text:span><text:span text:style-name="T6">" folder contains rather unusual opponents, some of them quite strong, but decidedly quirky</text:span></text:p>
      <text:p text:style-name="P32"/>
      <text:h text:style-name="P110" text:outline-level="1">UCI options in <text:span text:style-name="T41">SHOW_OPTIONS</text:span> mode</text:h>
      <text:p text:style-name="P2"><text:line-break/><text:span text:style-name="T85">These options can be accessed in two ways. SHOW_OPTIONS</text:span> <text:span text:style-name="T85">written in basic.ini </text:span>asks GUI to display a <text:span text:style-name="T27">full </text:span>set of UCI options. <text:span text:style-name="T85">Personality files also use the same syntax as the UCI options parser. Possible choices include:</text:span></text:p>
      <text:h text:style-name="P119" text:outline-level="2">Material options:</text:h>
      <text:h text:style-name="P123" text:outline-level="3">QueenValue, RookValue, BishopValue, KnightValue, PawnValue </text:h>
      <text:p text:style-name="P3">material values, expressed in centipawns. <text:span text:style-name="T43">Interesting effects can be obtained by slightly changing bishop, knight and rook value. It is even possible that default valuess are not perfect, and that someone might come up with a better set of parameters (if I were to guess, increasing bishop's value might help).</text:span></text:p>
      <text:p text:style-name="P70">KeepQueen, KeepRook, KeepBishop, KeepKnight, KeepPawn </text:p>
      <text:p text:style-name="P43">preference for a given piece for the computer side. These values should be rather low. </text:p>
      <text:p text:style-name="P3"><text:span text:style-name="T21">Usage guidelines</text:span><text:span text:style-name="T61">: KeepQueen = 20 is generally a good addition for aggressive personalities, since Rodent does not evaluate king attacks for the side without a queen. KeepPawn value of 2 or 3 together with KeepKnight set at 5 and KeepBishop set at -5 should be a good starting point for a personality that likes closed positions.</text:span></text:p>
      <text:p text:style-name="P74"><text:soft-page-break/>BishopPair</text:p>
      <text:p text:style-name="P104">basic bonus for a Bishop pair. Default 50 is a reasonable value. </text:p>
      <text:p text:style-name="P103"><text:span text:style-name="T25">Usage guidelines:</text:span><text:span text:style-name="T13"> </text:span><text:span text:style-name="T11">You might lower it emulating Nimzowitsch or Tchigorin.</text:span></text:p>
      <text:p text:style-name="P68"><text:span text:style-name="T12">Knight</text:span><text:span text:style-name="T6">Pair</text:span></text:p>
      <text:p text:style-name="P105">for best play this value should be negative.</text:p>
      <text:p text:style-name="P101"><text:span text:style-name="T25">Usage guidelines:</text:span><text:span text:style-name="T6"> making it positive has interesting, </text:span><text:span text:style-name="T13">if weakening</text:span><text:span text:style-name="T6"> effect on engine's personality, </text:span><text:span text:style-name="T13">as long as opening book allows Rodent to keep its options open.</text:span></text:p>
      <text:p text:style-name="P75">ExchangeImbalance</text:p>
      <text:p text:style-name="P106">this bonus is applied to a side is exchange up (having a rook against a minor piece). </text:p>
      <text:p text:style-name="P102"><text:span text:style-name="T16">Usage guidelines:</text:span><text:span text:style-name="T6"> Lowering it pr setting it to a negative value makes the engine more inclined to exchange sacrifices. Useful if You want to emulate Petrosian (coupled with defensive play and preference for closed positions) or Topalov (coupled with attacking play).</text:span></text:p>
      <text:p text:style-name="P70"><text:span text:style-name="T6">Knight</text:span><text:span text:style-name="T10">LikesClosed</text:span> </text:p>
      <text:p text:style-name="P44">a bonus given for each pawn if a knight of the same side is present. Actually it is tuned in such a way that knight gains v<text:span text:style-name="T41">a</text:span>lue with 5 or more pawns on the board, and loses otherwise. <text:span text:style-name="T61">This option should generally have a single-digit value (default is 6).</text:span></text:p>
      <text:p text:style-name="P44"><text:span text:style-name="T21">Usage guidelines:</text:span><text:span text:style-name="T61"> KnightLikesClosed may</text:span> sound like a dry, technical option, but its effects are rather interesting: increasing it causes the engine to love and cherish its knights, and in case it ends with knight(s) against bishop(s) it urges Rodent <text:span text:style-name="T42">II</text:span> to keep as many pawns as possible, thus keeping position closed. Predefined "Hedgehog" personality makes use of this trick.</text:p>
      <text:p text:style-name="P70">RookLikesOpen </text:p>
      <text:p text:style-name="P3"><text:span text:style-name="T31">rooks gain power with more open files available, and therefore with less pawns on the board. Both this and the previous option come from the classic article </text:span><text:span text:style-name="T54">E</text:span><text:span text:style-name="T55">valuation of material imbalances</text:span><text:span text:style-name="T56"> by GM Larry Kaufman.</text:span></text:p>
      <text:p text:style-name="P70">Material</text:p>
      <text:p text:style-name="P4">percentage of material value used in actual evaluation. This idea comes from Rhetoric chess engine.</text:p>
      <text:p text:style-name="P28">Please note that options described above do not display a full set of bad trade penalties – and that all of them, visible or not, are scaled by Material weight to ensure consistency.</text:p>
      <text:p text:style-name="P4"><text:span text:style-name="T22">Usage guidelines:</text:span><text:span text:style-name="T62"> </text:span>Use <text:span text:style-name="T31">it </text:span>with caution! 90% is enough to see a lot of pawn sacrifices <text:span text:style-name="T31">without compromising playing strength, anything below that leads to much weaker, but very entertaining play style</text:span>.</text:p>
      <text:h text:style-name="P120" text:outline-level="2"/>
      <text:h text:style-name="P121" text:outline-level="2">Positional options</text:h>
      <text:p text:style-name="P70">PiecePlacement </text:p>
      <text:p text:style-name="P41"><text:span text:style-name="T6">basic positional score from piece/square tables, kings not included. </text:span><text:span text:style-name="T8">Explanation for non-programmers is that </text:span><text:span text:style-name="T14">raising it exaggerates the effect defined by PstStyle, whereas lowering it makes engine more dependent on mobility evaluation.</text:span></text:p>
      <text:p text:style-name="P70">OwnMobility </text:p>
      <text:p text:style-name="P5"><text:span text:style-name="T63">percentage of mobility</text:span> value for engine side.</text:p>
      <text:p text:style-name="P70">OppMobility </text:p>
      <text:p text:style-name="P5"><text:span text:style-name="T63">percentage of </text:span>mobility value for non-engine side.</text:p>
      <text:p text:style-name="P70">OwnAttack </text:p>
      <text:p text:style-name="P5"><text:span text:style-name="T63">percentage </text:span>value of engine's king attac<text:span text:style-name="T28">k. </text:span></text:p>
      <text:p text:style-name="P71">OppAttack </text:p>
      <text:p text:style-name="P6"><text:span text:style-name="T63">percentage </text:span>value of opponent's king attack.</text:p>
      <text:p text:style-name="P6"><text:span text:style-name="T23">Usage guidelines:</text:span><text:span text:style-name="T63"> Mobility and attack options may be set independently to create asymmetric evaluation. This is the core of personality tuning mechanism. The engine can concentrate on carrying out own attacks, on preventing opponent's agression, on activating own pieces or on blocking enemy movements. </text:span></text:p>
      <text:p text:style-name="P6"><text:span text:style-name="T44">Fiddling with mobility can</text:span> also have an interesting side effect: if opponent<text:span text:style-name="T32">'s</text:span> mobility <text:span text:style-name="T32">weight </text:span>is bigger, engine will be slightly more inclined to exchange pieces. <text:span text:style-name="T75">You might want to compensate this effect by using small positive values for keeping own pieces on the board.</text:span></text:p>
      <text:p text:style-name="P49">Since Rodent's evaluation is rather speculative, value around 150 would already create a ferocious attacker. However, personalities created by Ferdinand Mosca (Kinghunter) and Brendan J. Norman (Henny, Remy) successfully use even higher values.</text:p>
      <text:p text:style-name="P72">KingTropism </text:p>
      <text:p text:style-name="P7">percentage of value awarded for piece proximity to enemy king. Pieces that are far get a penalty, those that are near get a bonus, different weights are used for each piece (there ar two sets: for midgame and for endgame). Exact values are derived from GambitFruit. Initially I thought that it is only a "flavour" option, but <text:span text:style-name="T33">tests have shown that</text:span> low values tend to score slightly better than 0.</text:p>
      <text:p text:style-name="P37"><text:span text:style-name="T16">Usage guidelines:</text:span> aggressive personalities with high tropism and low tropism behave differently: <text:span text:style-name="T77">the first kind amasses pieces around the enemy king, the other one shoots from afar. Negative king tropism might make sense for certain positional personalities (Petrosian rather than Nimzowitsch), but its impact is untested.</text:span></text:p>
      <text:p text:style-name="P69"><text:soft-page-break/></text:p>
      <text:p text:style-name="P70"><text:span text:style-name="T6">PiecePressue</text:span> </text:p>
      <text:p text:style-name="P8">weight for a bonus for attacking enemy pieces.</text:p>
      <text:p text:style-name="P70"><text:span text:style-name="T6">PawnStructure</text:span> </text:p>
      <text:p text:style-name="P9">percentage of penalty for isolated, backward <text:span text:style-name="T45">and</text:span> doubled pawns, as well as for <text:span text:style-name="T45">pawns supporting each other (defended or standing side by side)</text:span>. </text:p>
      <text:p text:style-name="P9"><text:span text:style-name="T26">Usage guidelines:</text:span><text:span text:style-name="T78"> Increasing this option results in more tight game and may be suitable for some of the positional personalities.</text:span></text:p>
      <text:p text:style-name="P70">PassedPawns </text:p>
      <text:p text:style-name="P8">percentage of bonus for passed and candidate passed pawns. Engine increases this bonus for connected passers, decreases it for blocked passers and makes a correction for control of a stop square.</text:p>
      <text:p text:style-name="P73">Outposts</text:p>
      <text:p text:style-name="P35">weight of a bonus for occupying <text:span text:style-name="T44">good </text:span>squares immune from attacks by enemy pawns <text:span text:style-name="T44">or defended by own pawns</text:span>. This d<text:span text:style-name="T44">eals</text:span> with positioning of minor pieces.</text:p>
      <text:p text:style-name="P36"><text:span text:style-name="T16">Usage guidelines:</text:span> this value might be increased for positional personalities, but it is not strictly necessary.</text:p>
      <text:p text:style-name="P73">Lines </text:p>
      <text:p text:style-name="P35">weight of a bonus<text:span text:style-name="T34">es</text:span> for open files, semi-open files and major pieces on the 7th rank.</text:p>
      <text:p text:style-name="P60">Pawn shield</text:p>
      <text:p text:style-name="P47">this <text:span text:style-name="T79">option</text:span> determines engine's desire to protect king with own pawns.</text:p>
      <text:p text:style-name="P61">Pawn storm</text:p>
      <text:p text:style-name="P48">this option determines the willingness to attack enemy king with pawns.</text:p>
      <text:p text:style-name="P64">Forwardness</text:p>
      <text:p text:style-name="P52">this option determines the bonus for placing pieces on enemy half of the board (generally: the more, the merrier and stronger pieces have bigger weight)</text:p>
      <text:p text:style-name="P65">F<text:span text:style-name="T89">ianchetto</text:span></text:p>
      <text:p text:style-name="P53">Bonus for a fianchetoed bishop near own king. Default is 0, but even ludicrously high values like 50 tend to test rather well.</text:p>
      <text:p text:style-name="P63">Pst style</text:p>
      <text:p text:style-name="P50">this option is rather difficult to describe – it makes the engine choose between three different sets of <text:soft-page-break/>piece/square tables. <text:span text:style-name="T80">These are the backbone of evaluation function, telling which piece belongs where. The available choices are likely to be expanded, but for now three distinct styles are available:</text:span> </text:p>
      <text:p text:style-name="P50"/>
      <table:table table:name="Tabela2" table:style-name="Tabela2">
        <table:table-column table:style-name="Tabela2.A" table:number-columns-repeated="3"/>
        <table:table-row>
          <table:table-cell table:style-name="Tabela2.A1" office:value-type="string">
            <text:p text:style-name="P87">Number in UCI options dialog</text:p>
          </table:table-cell>
          <table:table-cell table:style-name="Tabela2.A1" office:value-type="string">
            <text:p text:style-name="P87">Name in personality creator</text:p>
          </table:table-cell>
          <table:table-cell table:style-name="Tabela2.C1" office:value-type="string">
            <text:p text:style-name="P87">About</text:p>
          </table:table-cell>
        </table:table-row>
        <table:table-row>
          <table:table-cell table:style-name="Tabela2.A2" office:value-type="string">
            <text:p text:style-name="P87">0</text:p>
          </table:table-cell>
          <table:table-cell table:style-name="Tabela2.A2" office:value-type="string">
            <text:p text:style-name="P87">quirky</text:p>
          </table:table-cell>
          <table:table-cell table:style-name="Tabela2.C2" office:value-type="string">
            <text:p text:style-name="P87">dynamic, likes advancing edge pawns</text:p>
          </table:table-cell>
        </table:table-row>
        <table:table-row>
          <table:table-cell table:style-name="Tabela2.A2" office:value-type="string">
            <text:p text:style-name="P87">1</text:p>
          </table:table-cell>
          <table:table-cell table:style-name="Tabela2.A2" office:value-type="string">
            <text:p text:style-name="P87">classic</text:p>
          </table:table-cell>
          <table:table-cell table:style-name="Tabela2.C2" office:value-type="string">
            <text:p text:style-name="P87">likes to centralize pieces</text:p>
          </table:table-cell>
        </table:table-row>
        <table:table-row>
          <table:table-cell table:style-name="Tabela2.A2" office:value-type="string">
            <text:p text:style-name="P87">2</text:p>
          </table:table-cell>
          <table:table-cell table:style-name="Tabela2.A2" office:value-type="string">
            <text:p text:style-name="P87">normal</text:p>
          </table:table-cell>
          <table:table-cell table:style-name="Tabela2.C2" office:value-type="string">
            <text:p text:style-name="P87">balanced style</text:p>
          </table:table-cell>
        </table:table-row>
        <table:table-row>
          <table:table-cell table:style-name="Tabela2.A2" office:value-type="string">
            <text:p text:style-name="P100">3</text:p>
          </table:table-cell>
          <table:table-cell table:style-name="Tabela2.A2" office:value-type="string">
            <text:p text:style-name="P100">blunt</text:p>
          </table:table-cell>
          <table:table-cell table:style-name="Tabela2.C2" office:value-type="string">
            <text:p text:style-name="P100">Weaker, primitive, centralizing</text:p>
          </table:table-cell>
        </table:table-row>
      </table:table>
      <text:p text:style-name="P62">MobilityStyle</text:p>
      <text:p text:style-name="P39">This options gives two possiblilties. Mobility can be either <text:span text:style-name="T16">linear</text:span> (gain from 1 to 2 possible moves is the same as from 7 to 8) or <text:span text:style-name="T16">decreasing</text:span> (improving low mobility scores comes before improving high mobility scores). In personality creator, we use the aforementioned names, in UCI options dialog 0 is linear and 1 is decreasing.</text:p>
      <text:h text:style-name="P119" text:outline-level="2"><text:span text:style-name="T76">Other</text:span> options</text:h>
      <text:p text:style-name="P70">BookFilter </text:p>
      <text:p text:style-name="P8">irrelevant for eval tuning, influences usage of Polyglot books by eliminating moves with the value lesser than a given percentage of best move's value. <text:span text:style-name="T29">Read more in "Opening book" section.</text:span></text:p>
      <text:p text:style-name="P76">NPS</text:p>
      <text:p text:style-name="P45"><text:span text:style-name="T8">nodes </text:span><text:span text:style-name="T9">p</text:span><text:span text:style-name="T8">er second.</text:span><text:span text:style-name="T19"> </text:span><text:span text:style-name="T8">This</text:span><text:span text:style-name="T19"> </text:span><text:span text:style-name="T7">o</text:span><text:span text:style-name="T6">ption </text:span><text:span text:style-name="T8">is meant </text:span><text:span text:style-name="T6">to slow the engine down, </text:span><text:span text:style-name="T8">and </text:span><text:span text:style-name="T6">use</text:span><text:span text:style-name="T7">d</text:span><text:span text:style-name="T6"> to create weak personalities. </text:span><text:span text:style-name="T8">This needs more testing, but NPS of about 5000 puts Rodent II somewhere within the 1600-1800 Elo range (FIDE scale).</text:span></text:p>
      <text:p text:style-name="P70"><text:span text:style-name="T45">Eval</text:span>Blur </text:p>
      <text:p text:style-name="P45">Random value added to evaluation function, <text:span text:style-name="T6"><text:s/>used to create weak personalities.</text:span></text:p>
      <text:p text:style-name="P70"><text:span text:style-name="T30">Contempt</text:span> </text:p>
      <text:p text:style-name="P8"><text:span text:style-name="T49">Represents the unwillingness to draw. For example, value</text:span> "12" means that in the opening position Rodent will prefer to be 11 centipawns behind than to accept a draw by repetition.</text:p>
      <text:p text:style-name="P70"><text:span text:style-name="T64">SlowMover</text:span> </text:p>
      <text:p text:style-name="P54">percentage modifier for time usage. Values &lt; 100 make the engine play faster at the beginning of the game, values &gt; 100 make it use more time.</text:p>
      <text:p text:style-name="P66">Se<text:span text:style-name="T90">archSkill</text:span></text:p>
      <text:p text:style-name="P55">Another way of weakening the engine. <text:span text:style-name="T93">Search skill lower than 10 means that certain search techniques are disabled.</text:span></text:p>
      <text:p text:style-name="P107"><text:soft-page-break/>Search skill 1 – transposition table enabled</text:p>
      <text:p text:style-name="P107">Search skill 2 – null move enabled</text:p>
      <text:p text:style-name="P107">Search skill 3 – LMR of quiet moves enabled</text:p>
      <text:p text:style-name="P107">Search skill 4 – razoring enabled</text:p>
      <text:p text:style-name="P107">Search skill 5 – futility pruning enabled</text:p>
      <text:p text:style-name="P107">Search skill 6 – <text:span text:style-name="T91">late move pruning enabled</text:span></text:p>
      <text:p text:style-name="P108">Search skill 7 – aspiration window enabled</text:p>
      <text:p text:style-name="P108">Search skill 8 – static null move enabled</text:p>
      <text:p text:style-name="P108">Search skill 9 – <text:span text:style-name="T92">reduction of bad captures</text:span></text:p>
      <text:p text:style-name="P59">Search skill 10 – null move verification</text:p>
      <text:p text:style-name="P118">RiskyDepth</text:p>
      <text:p text:style-name="P124">Contribution from Roman T. Savonyan. If above 0, it denotes depth at which score is modified by a formula that makes engine to like risky continuations.</text:p>
      <text:p text:style-name="P70">Selectivity</text:p>
      <text:p text:style-name="P25"><text:span text:style-name="T65">Determines how often Rodent uses pruning and reduction heuristics at move level. This option affects late move reduction, late move pruning and futility pruning, but has no effect on null move pruning and razoring. Minimum value of 0 switches these techniques off, maximum value of 200 means using them on any eligible move. Values in between indicate how often a move that has been successfull in the past searches is exempt from pruning. Default value is </text:span>175.</text:p>
      <text:p text:style-name="P42">Usage guidelines: <text:span text:style-name="T6">Default has been tested to be stronger than 150 and 200. Values around 100 can be used to emulate primarily positional players.</text:span></text:p>
      <text:p text:style-name="P26"/>
      <text:h text:style-name="P113" text:outline-level="1">Describing personalities</text:h>
      <text:p text:style-name="P46"/>
      <text:p text:style-name="P46">When creating new personality for Rodent II, it might be a good idea to prepare a description, telling the user what to expect. Description can be brief (just a couple of adjectives) or more "artistic" (describing a set of parameters <text:span text:style-name="T67">as if it was </text:span>a human character). Here I propose a couple of terms. Please treat them as guidelines, not as </text:p>
      <table:table table:name="Tabela1" table:style-name="Tabela1">
        <table:table-column table:style-name="Tabela1.A"/>
        <table:table-column table:style-name="Tabela1.B"/>
        <table:table-row>
          <table:table-cell table:style-name="Tabela1.A1" office:value-type="string">
            <text:p text:style-name="P77">Proposed term</text:p>
          </table:table-cell>
          <table:table-cell table:style-name="Tabela1.B1" office:value-type="string">
            <text:p text:style-name="P77">Meaning</text:p>
          </table:table-cell>
        </table:table-row>
        <table:table-row>
          <table:table-cell table:style-name="Tabela1.A2" office:value-type="string">
            <text:p text:style-name="P78">active</text:p>
          </table:table-cell>
          <table:table-cell table:style-name="Tabela1.B2" office:value-type="string">
            <text:p text:style-name="P78">OwnMobility increased</text:p>
          </table:table-cell>
        </table:table-row>
        <table:table-row>
          <table:table-cell table:style-name="Tabela1.A2" office:value-type="string">
            <text:p text:style-name="P79">restricting, <text:span text:style-name="T58">grinder</text:span></text:p>
          </table:table-cell>
          <table:table-cell table:style-name="Tabela1.B2" office:value-type="string">
            <text:p text:style-name="P78">OppMobility increased</text:p>
          </table:table-cell>
        </table:table-row>
        <table:table-row>
          <table:table-cell table:style-name="Tabela1.A2" office:value-type="string">
            <text:p text:style-name="P78">aggressive</text:p>
          </table:table-cell>
          <table:table-cell table:style-name="Tabela1.B2" office:value-type="string">
            <text:p text:style-name="P78">OwnAttack increased</text:p>
          </table:table-cell>
        </table:table-row>
        <table:table-row>
          <table:table-cell table:style-name="Tabela1.A2" office:value-type="string">
            <text:p text:style-name="P78">careful, <text:span text:style-name="T59">prophylactic</text:span></text:p>
          </table:table-cell>
          <table:table-cell table:style-name="Tabela1.B2" office:value-type="string">
            <text:p text:style-name="P78">OppAttack increased</text:p>
          </table:table-cell>
        </table:table-row>
        <table:table-row>
          <table:table-cell table:style-name="Tabela1.A2" office:value-type="string">
            <text:p text:style-name="P80">dynamic</text:p>
          </table:table-cell>
          <table:table-cell table:style-name="Tabela1.B2" office:value-type="string">
            <text:p text:style-name="P80">both OwnAttack and OwnMobility increased</text:p>
          </table:table-cell>
        </table:table-row>
        <table:table-row>
          <table:table-cell table:style-name="Tabela1.A2" office:value-type="string">
            <text:p text:style-name="P78">materialist</text:p>
          </table:table-cell>
          <table:table-cell table:style-name="Tabela1.B2" office:value-type="string">
            <text:p text:style-name="P78">MaterialWeight &gt; 100</text:p>
          </table:table-cell>
        </table:table-row>
        <table:table-row>
          <table:table-cell table:style-name="Tabela1.A2" office:value-type="string">
            <text:p text:style-name="P78">sacrificing</text:p>
          </table:table-cell>
          <table:table-cell table:style-name="Tabela1.B2" office:value-type="string">
            <text:p text:style-name="P78">MaterialWeight at about 90</text:p>
          </table:table-cell>
        </table:table-row>
        <table:table-row>
          <table:table-cell table:style-name="Tabela1.A2" office:value-type="string">
            <text:p text:style-name="P78">romantic</text:p>
          </table:table-cell>
          <table:table-cell table:style-name="Tabela1.B2" office:value-type="string">
            <text:p text:style-name="P78">MaterialWeight &lt; 90</text:p>
          </table:table-cell>
        </table:table-row>
        <table:table-row>
          <table:table-cell table:style-name="Tabela1.A2" office:value-type="string">
            <text:p text:style-name="P81">classical</text:p>
          </table:table-cell>
          <table:table-cell table:style-name="Tabela1.B2" office:value-type="string">
            <text:p text:style-name="P81">PiecePlacement &gt; 100</text:p>
          </table:table-cell>
        </table:table-row>
        <text:soft-page-break/>
        <table:table-row table:style-name="Tabela1.11">
          <table:table-cell table:style-name="Tabela1.A2" office:value-type="string">
            <text:p text:style-name="P81">improvising</text:p>
          </table:table-cell>
          <table:table-cell table:style-name="Tabela1.B2" office:value-type="string">
            <text:p text:style-name="P81">PiecePlacement &lt; 100</text:p>
          </table:table-cell>
        </table:table-row>
        <table:table-row>
          <table:table-cell table:style-name="Tabela1.A2" office:value-type="string">
            <text:p text:style-name="P80">solid</text:p>
          </table:table-cell>
          <table:table-cell table:style-name="Tabela1.B2" office:value-type="string">
            <text:p text:style-name="P80">PawnStructure &gt; 100, possibly also Outposts &gt; 100</text:p>
          </table:table-cell>
        </table:table-row>
        <table:table-row>
          <table:table-cell table:style-name="Tabela1.A2" office:value-type="string">
            <text:p text:style-name="P82">undervalues/overvalues X</text:p>
          </table:table-cell>
          <table:table-cell table:style-name="Tabela1.B2" office:value-type="string">
            <text:p text:style-name="P82">piece value different from default</text:p>
          </table:table-cell>
        </table:table-row>
        <table:table-row>
          <table:table-cell table:style-name="Tabela1.A2" office:value-type="string">
            <text:p text:style-name="P83">likes blocked positions</text:p>
          </table:table-cell>
          <table:table-cell table:style-name="Tabela1.B2" office:value-type="string">
            <text:p text:style-name="P83">KnightLikesClosed &gt; 6 <text:span text:style-name="T59">KeepPawn &gt; 0</text:span></text:p>
          </table:table-cell>
        </table:table-row>
        <table:table-row>
          <table:table-cell table:style-name="Tabela1.A2" office:value-type="string">
            <text:p text:style-name="P84">moderate</text:p>
          </table:table-cell>
          <table:table-cell table:style-name="Tabela1.B2" office:value-type="string">
            <text:p text:style-name="P84">NPSLimit at about <text:span text:style-name="T86">2</text:span>000</text:p>
          </table:table-cell>
        </table:table-row>
        <table:table-row>
          <table:table-cell table:style-name="Tabela1.A2" office:value-type="string">
            <text:p text:style-name="P84">weak</text:p>
          </table:table-cell>
          <table:table-cell table:style-name="Tabela1.B2" office:value-type="string">
            <text:p text:style-name="P84">NPSLimit &lt; <text:span text:style-name="T86">1</text:span>000</text:p>
          </table:table-cell>
        </table:table-row>
        <table:table-row>
          <table:table-cell table:style-name="Tabela1.A2" office:value-type="string">
            <text:p text:style-name="P85">careless</text:p>
          </table:table-cell>
          <table:table-cell table:style-name="Tabela1.B2" office:value-type="string">
            <text:p text:style-name="P85">high evalBlur</text:p>
          </table:table-cell>
        </table:table-row>
        <table:table-row>
          <table:table-cell table:style-name="Tabela1.A2" office:value-type="string">
            <text:p text:style-name="P86">fast</text:p>
          </table:table-cell>
          <table:table-cell table:style-name="Tabela1.B2" office:value-type="string">
            <text:p text:style-name="P86"><text:span text:style-name="T57">MoveTime</text:span> &lt; 100</text:p>
          </table:table-cell>
        </table:table-row>
        <table:table-row>
          <table:table-cell table:style-name="Tabela1.A2" office:value-type="string">
            <text:p text:style-name="P86">slow</text:p>
          </table:table-cell>
          <table:table-cell table:style-name="Tabela1.B2" office:value-type="string">
            <text:p text:style-name="P86"><text:span text:style-name="T57">MoveTime</text:span> &gt; 100</text:p>
          </table:table-cell>
        </table:table-row>
      </table:table>
      <text:p text:style-name="P46"/>
      <text:h text:style-name="P110" text:outline-level="1">Opening book</text:h>
      <text:p text:style-name="P27">Rodent uses two Polyglot (*.bin) books in succession. The idea behind this design is that first book may be a narrow, handmade repertoire book, whereas the second one, usually bigger and more general, constitutes a fallback option.</text:p>
      <text:p text:style-name="P29">Rodent has a unique feature allowing it to filter moves that would be used with the frequency lower than n% of best move frequency. Default settings use n = 10. <text:span text:style-name="T29">If you set it to 100%, engine will pick only the book moves played with the greatest frequency. Most of the time it will be just one move, sometimes two or three. When using rodent.bin, 50% will give you a narrow book exploring only major alternatives.</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88"><text:span text:style-name="T82">El</text:span>o</text:p>
          </table:table-cell>
          <table:table-cell table:style-name="Tabela3.A1" office:value-type="string">
            <text:p text:style-name="P99">NPS</text:p>
          </table:table-cell>
          <table:table-cell table:style-name="Tabela3.A1" office:value-type="string">
            <text:p text:style-name="P98"><text:span text:style-name="T83">Rejected version</text:span> – weak below 2000</text:p>
          </table:table-cell>
          <table:table-cell table:style-name="Tabela3.D1" office:value-type="string">
            <text:p text:style-name="P88">Blur</text:p>
          </table:table-cell>
        </table:table-row>
        <table:table-row>
          <table:table-cell table:style-name="Tabela3.A2" office:value-type="string">
            <text:p text:style-name="P88">1000</text:p>
          </table:table-cell>
          <table:table-cell table:style-name="Tabela3.A2" office:value-type="string">
            <text:p text:style-name="P97">50</text:p>
          </table:table-cell>
          <table:table-cell table:style-name="Tabela3.A2" office:value-type="string">
            <text:p text:style-name="P88">54</text:p>
          </table:table-cell>
          <table:table-cell table:style-name="Tabela3.D2" office:value-type="string">
            <text:p text:style-name="P88">200</text:p>
          </table:table-cell>
        </table:table-row>
        <table:table-row>
          <table:table-cell table:style-name="Tabela3.A2" office:value-type="string">
            <text:p text:style-name="P88">1100</text:p>
          </table:table-cell>
          <table:table-cell table:style-name="Tabela3.A2" office:value-type="string">
            <text:p text:style-name="P97">130</text:p>
          </table:table-cell>
          <table:table-cell table:style-name="Tabela3.A2" office:value-type="string">
            <text:p text:style-name="P88">58</text:p>
          </table:table-cell>
          <table:table-cell table:style-name="Tabela3.D2" office:value-type="string">
            <text:p text:style-name="P88">180</text:p>
          </table:table-cell>
        </table:table-row>
        <table:table-row>
          <table:table-cell table:style-name="Tabela3.A2" office:value-type="string">
            <text:p text:style-name="P88">1200</text:p>
          </table:table-cell>
          <table:table-cell table:style-name="Tabela3.A2" office:value-type="string">
            <text:p text:style-name="P97">210</text:p>
          </table:table-cell>
          <table:table-cell table:style-name="Tabela3.A2" office:value-type="string">
            <text:p text:style-name="P88">64</text:p>
          </table:table-cell>
          <table:table-cell table:style-name="Tabela3.D2" office:value-type="string">
            <text:p text:style-name="P88">160</text:p>
          </table:table-cell>
        </table:table-row>
        <table:table-row>
          <table:table-cell table:style-name="Tabela3.A2" office:value-type="string">
            <text:p text:style-name="P88">1300</text:p>
          </table:table-cell>
          <table:table-cell table:style-name="Tabela3.A2" office:value-type="string">
            <text:p text:style-name="P97">290</text:p>
          </table:table-cell>
          <table:table-cell table:style-name="Tabela3.A2" office:value-type="string">
            <text:p text:style-name="P88">72</text:p>
          </table:table-cell>
          <table:table-cell table:style-name="Tabela3.D2" office:value-type="string">
            <text:p text:style-name="P88">140</text:p>
          </table:table-cell>
        </table:table-row>
        <table:table-row>
          <table:table-cell table:style-name="Tabela3.A2" office:value-type="string">
            <text:p text:style-name="P88">1400</text:p>
          </table:table-cell>
          <table:table-cell table:style-name="Tabela3.A2" office:value-type="string">
            <text:p text:style-name="P97">370</text:p>
          </table:table-cell>
          <table:table-cell table:style-name="Tabela3.A2" office:value-type="string">
            <text:p text:style-name="P88">98</text:p>
          </table:table-cell>
          <table:table-cell table:style-name="Tabela3.D2" office:value-type="string">
            <text:p text:style-name="P88">120</text:p>
          </table:table-cell>
        </table:table-row>
        <table:table-row>
          <table:table-cell table:style-name="Tabela3.A2" office:value-type="string">
            <text:p text:style-name="P88">1500</text:p>
          </table:table-cell>
          <table:table-cell table:style-name="Tabela3.A2" office:value-type="string">
            <text:p text:style-name="P97">450</text:p>
          </table:table-cell>
          <table:table-cell table:style-name="Tabela3.A2" office:value-type="string">
            <text:p text:style-name="P88">128</text:p>
          </table:table-cell>
          <table:table-cell table:style-name="Tabela3.D2" office:value-type="string">
            <text:p text:style-name="P88">100</text:p>
          </table:table-cell>
        </table:table-row>
        <table:table-row>
          <table:table-cell table:style-name="Tabela3.A2" office:value-type="string">
            <text:p text:style-name="P88">1600</text:p>
          </table:table-cell>
          <table:table-cell table:style-name="Tabela3.A2" office:value-type="string">
            <text:p text:style-name="P97">660</text:p>
          </table:table-cell>
          <table:table-cell table:style-name="Tabela3.A2" office:value-type="string">
            <text:p text:style-name="P88">186</text:p>
          </table:table-cell>
          <table:table-cell table:style-name="Tabela3.D2" office:value-type="string">
            <text:p text:style-name="P88">80</text:p>
          </table:table-cell>
        </table:table-row>
        <table:table-row>
          <table:table-cell table:style-name="Tabela3.A2" office:value-type="string">
            <text:p text:style-name="P88">1700</text:p>
          </table:table-cell>
          <table:table-cell table:style-name="Tabela3.A2" office:value-type="string">
            <text:p text:style-name="P96">740</text:p>
          </table:table-cell>
          <table:table-cell table:style-name="Tabela3.A2" office:value-type="string">
            <text:p text:style-name="P88">303</text:p>
          </table:table-cell>
          <table:table-cell table:style-name="Tabela3.D2" office:value-type="string">
            <text:p text:style-name="P88">60</text:p>
          </table:table-cell>
        </table:table-row>
        <table:table-row>
          <table:table-cell table:style-name="Tabela3.A2" office:value-type="string">
            <text:p text:style-name="P89">1800</text:p>
          </table:table-cell>
          <table:table-cell table:style-name="Tabela3.A2" office:value-type="string">
            <text:p text:style-name="P95">1000</text:p>
          </table:table-cell>
          <table:table-cell table:style-name="Tabela3.A2" office:value-type="string">
            <text:p text:style-name="P89">540</text:p>
          </table:table-cell>
          <table:table-cell table:style-name="Tabela3.D2" office:value-type="string">
            <text:p text:style-name="P88">40</text:p>
          </table:table-cell>
        </table:table-row>
        <table:table-row>
          <table:table-cell table:style-name="Tabela3.A2" office:value-type="string">
            <text:p text:style-name="P89">1900</text:p>
          </table:table-cell>
          <table:table-cell table:style-name="Tabela3.A2" office:value-type="string">
            <text:p text:style-name="P95">2000</text:p>
          </table:table-cell>
          <table:table-cell table:style-name="Tabela3.A2" office:value-type="string">
            <text:p text:style-name="P89">1007</text:p>
          </table:table-cell>
          <table:table-cell table:style-name="Tabela3.D2" office:value-type="string">
            <text:p text:style-name="P88">20</text:p>
          </table:table-cell>
        </table:table-row>
        <table:table-row>
          <table:table-cell table:style-name="Tabela3.A2" office:value-type="string">
            <text:p text:style-name="P90">2000</text:p>
          </table:table-cell>
          <table:table-cell table:style-name="Tabela3.A2" office:value-type="string">
            <text:p text:style-name="P95">4000</text:p>
          </table:table-cell>
          <table:table-cell table:style-name="Tabela3.A2" office:value-type="string">
            <text:p text:style-name="P90">3800</text:p>
          </table:table-cell>
          <table:table-cell table:style-name="Tabela3.D2" office:value-type="string">
            <text:p text:style-name="P88">0</text:p>
          </table:table-cell>
        </table:table-row>
        <table:table-row>
          <table:table-cell table:style-name="Tabela3.A2" office:value-type="string">
            <text:p text:style-name="P91">2100</text:p>
          </table:table-cell>
          <table:table-cell table:style-name="Tabela3.A2" office:value-type="string">
            <text:p text:style-name="P95">8000</text:p>
          </table:table-cell>
          <table:table-cell table:style-name="Tabela3.A2" office:value-type="string">
            <text:p text:style-name="P91">7560</text:p>
          </table:table-cell>
          <table:table-cell table:style-name="Tabela3.D2" office:value-type="string">
            <text:p text:style-name="P91">0</text:p>
          </table:table-cell>
        </table:table-row>
        <table:table-row>
          <table:table-cell table:style-name="Tabela3.A2" office:value-type="string">
            <text:p text:style-name="P91">2200</text:p>
          </table:table-cell>
          <table:table-cell table:style-name="Tabela3.A2" office:value-type="string">
            <text:p text:style-name="P95">16000</text:p>
          </table:table-cell>
          <table:table-cell table:style-name="Tabela3.A2" office:value-type="string">
            <text:p text:style-name="P91">15051</text:p>
          </table:table-cell>
          <table:table-cell table:style-name="Tabela3.D2" office:value-type="string">
            <text:p text:style-name="P92">0</text:p>
          </table:table-cell>
        </table:table-row>
        <table:table-row>
          <table:table-cell table:style-name="Tabela3.A2" office:value-type="string">
            <text:p text:style-name="P92">2300</text:p>
          </table:table-cell>
          <table:table-cell table:style-name="Tabela3.A2" office:value-type="string">
            <text:p text:style-name="P95">32000</text:p>
          </table:table-cell>
          <table:table-cell table:style-name="Tabela3.A2" office:value-type="string">
            <text:p text:style-name="P92">30000</text:p>
          </table:table-cell>
          <table:table-cell table:style-name="Tabela3.D2" office:value-type="string">
            <text:p text:style-name="P92">0</text:p>
          </table:table-cell>
        </table:table-row>
        <table:table-row>
          <table:table-cell table:style-name="Tabela3.A2" office:value-type="string">
            <text:p text:style-name="P92">2400</text:p>
          </table:table-cell>
          <table:table-cell table:style-name="Tabela3.A2" office:value-type="string">
            <text:p text:style-name="P95">64000</text:p>
          </table:table-cell>
          <table:table-cell table:style-name="Tabela3.A2" office:value-type="string">
            <text:p text:style-name="P92">60000</text:p>
          </table:table-cell>
          <table:table-cell table:style-name="Tabela3.D2" office:value-type="string">
            <text:p text:style-name="P94">0</text:p>
          </table:table-cell>
        </table:table-row>
        <table:table-row>
          <table:table-cell table:style-name="Tabela3.A2" office:value-type="string">
            <text:p text:style-name="P93">2500</text:p>
          </table:table-cell>
          <table:table-cell table:style-name="Tabela3.A2" office:value-type="string">
            <text:p text:style-name="P95">128000</text:p>
          </table:table-cell>
          <table:table-cell table:style-name="Tabela3.A2" office:value-type="string">
            <text:p text:style-name="P93">241000</text:p>
          </table:table-cell>
          <table:table-cell table:style-name="Tabela3.D2" office:value-type="string">
            <text:p text:style-name="P94">0</text:p>
          </table:table-cell>
        </table:table-row>
        <table:table-row>
          <table:table-cell table:style-name="Tabela3.A2" office:value-type="string">
            <text:p text:style-name="P93">2600</text:p>
          </table:table-cell>
          <table:table-cell table:style-name="Tabela3.A2" office:value-type="string">
            <text:p text:style-name="P95">256000</text:p>
          </table:table-cell>
          <table:table-cell table:style-name="Tabela3.A2" office:value-type="string">
            <text:p text:style-name="P93">482000</text:p>
          </table:table-cell>
          <table:table-cell table:style-name="Tabela3.D2" office:value-type="string">
            <text:p text:style-name="P94">0</text:p>
          </table:table-cell>
        </table:table-row>
        <table:table-row>
          <table:table-cell table:style-name="Tabela3.A2" office:value-type="string">
            <text:p text:style-name="P93">2700</text:p>
          </table:table-cell>
          <table:table-cell table:style-name="Tabela3.A2" office:value-type="string">
            <text:p text:style-name="P95">512000</text:p>
          </table:table-cell>
          <table:table-cell table:style-name="Tabela3.A2" office:value-type="string">
            <text:p text:style-name="P93">964000</text:p>
          </table:table-cell>
          <table:table-cell table:style-name="Tabela3.D2" office:value-type="string">
            <text:p text:style-name="P94">0</text:p>
          </table:table-cell>
        </table:table-row>
        <table:table-row>
          <table:table-cell table:style-name="Tabela3.A2" office:value-type="string">
            <text:p text:style-name="P93">2800</text:p>
          </table:table-cell>
          <table:table-cell table:style-name="Tabela3.A2" office:value-type="string">
            <text:p text:style-name="P95">1mln+</text:p>
          </table:table-cell>
          <table:table-cell table:style-name="Tabela3.A2" office:value-type="string">
            <text:p text:style-name="P93">1 mln+</text:p>
          </table:table-cell>
          <table:table-cell table:style-name="Tabela3.D2" office:value-type="string">
            <text:p text:style-name="P94">0</text:p>
          </table:table-cell>
        </table:table-row>
      </table:table>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5M59S</meta:editing-duration>
    <meta:editing-cycles>252</meta:editing-cycles>
    <meta:generator>LibreOffice/5.1.4.2$Windows_X86_64 LibreOffice_project/f99d75f39f1c57ebdd7ffc5f42867c12031db97a</meta:generator>
    <dc:date>2017-03-08T10:08:15.493000000</dc:date>
    <meta:document-statistic meta:table-count="3" meta:image-count="0" meta:object-count="0" meta:page-count="13" meta:paragraph-count="344" meta:word-count="3326" meta:character-count="20962" meta:non-whitespace-character-count="17921"/>
    <meta:user-defined meta:name="Info 1"/>
    <meta:user-defined meta:name="Info 2"/>
    <meta:user-defined meta:name="Info 3"/>
    <meta:user-defined meta:name="Info 4"/>
  </office:meta>
</office:document-meta>
</file>